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4792in"/>
    </style:style>
    <style:style style:name="Table17.B" style:family="table-column">
      <style:table-column-properties style:column-width="5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4792in"/>
    </style:style>
    <style:style style:name="Table18.B" style:family="table-column">
      <style:table-column-properties style:column-width="5.447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33in" fo:margin-left="-0.0063in" table:align="left"/>
    </style:style>
    <style:style style:name="Table3.A" style:family="table-column">
      <style:table-column-properties style:column-width="1.4896in"/>
    </style:style>
    <style:style style:name="Table3.B" style:family="table-column">
      <style:table-column-properties style:column-width="5.44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513fc6"/>
    </style:style>
    <style:style style:name="P8" style:family="paragraph" style:parent-style-name="Standard">
      <style:text-properties officeooo:paragraph-rsid="00d20e41"/>
    </style:style>
    <style:style style:name="P9" style:family="paragraph" style:parent-style-name="Standard">
      <style:text-properties officeooo:paragraph-rsid="00dc56ed"/>
    </style:style>
    <style:style style:name="P10" style:family="paragraph" style:parent-style-name="Default_20_Text">
      <style:text-properties officeooo:paragraph-rsid="001affd0"/>
    </style:style>
    <style:style style:name="P11" style:family="paragraph" style:parent-style-name="Default_20_Text">
      <style:text-properties officeooo:paragraph-rsid="00560be1" style:language-asian="zh" style:country-asian="CN"/>
    </style:style>
    <style:style style:name="P12" style:family="paragraph" style:parent-style-name="Default_20_Text">
      <style:text-properties officeooo:rsid="00560be1" officeooo:paragraph-rsid="00560be1" style:language-asian="zh" style:country-asian="CN"/>
    </style:style>
    <style:style style:name="P13" style:family="paragraph" style:parent-style-name="Default_20_Text">
      <style:text-properties officeooo:rsid="00560be1" officeooo:paragraph-rsid="00bebeb5" style:language-asian="zh" style:country-asian="CN"/>
    </style:style>
    <style:style style:name="P14" style:family="paragraph" style:parent-style-name="Default_20_Text">
      <style:text-properties officeooo:rsid="0021c5cd" officeooo:paragraph-rsid="0021c5cd" style:language-asian="zh" style:country-asian="CN"/>
    </style:style>
    <style:style style:name="P15" style:family="paragraph" style:parent-style-name="Default_20_Text">
      <style:text-properties officeooo:rsid="0021c5cd" officeooo:paragraph-rsid="00317716" style:language-asian="zh" style:country-asian="CN"/>
    </style:style>
    <style:style style:name="P16" style:family="paragraph" style:parent-style-name="Default_20_Text">
      <style:text-properties officeooo:rsid="0021c5cd" officeooo:paragraph-rsid="0064a763" style:language-asian="zh" style:country-asian="CN"/>
    </style:style>
    <style:style style:name="P17" style:family="paragraph" style:parent-style-name="Default_20_Text">
      <style:text-properties officeooo:rsid="00bbb45d" officeooo:paragraph-rsid="00bebeb5" style:language-asian="zh" style:country-asian="CN"/>
    </style:style>
    <style:style style:name="P18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19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20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21" style:family="paragraph" style:parent-style-name="Default_20_Text">
      <style:text-properties officeooo:paragraph-rsid="00560be1"/>
    </style:style>
    <style:style style:name="P22" style:family="paragraph" style:parent-style-name="Default_20_Text">
      <style:text-properties officeooo:paragraph-rsid="00dc56ed"/>
    </style:style>
    <style:style style:name="P23" style:family="paragraph" style:parent-style-name="Table_20_Contents">
      <style:text-properties officeooo:paragraph-rsid="0021c5cd" style:language-asian="zh" style:country-asian="CN"/>
    </style:style>
    <style:style style:name="P24" style:family="paragraph" style:parent-style-name="Table_20_Contents">
      <style:text-properties officeooo:paragraph-rsid="002bae69" style:language-asian="zh" style:country-asian="CN"/>
    </style:style>
    <style:style style:name="P25" style:family="paragraph" style:parent-style-name="Table_20_Contents">
      <style:text-properties officeooo:paragraph-rsid="00317716" style:language-asian="zh" style:country-asian="CN"/>
    </style:style>
    <style:style style:name="P26" style:family="paragraph" style:parent-style-name="Table_20_Contents">
      <style:text-properties officeooo:paragraph-rsid="0040a2c0" style:language-asian="zh" style:country-asian="CN"/>
    </style:style>
    <style:style style:name="P27" style:family="paragraph" style:parent-style-name="Table_20_Contents">
      <style:text-properties officeooo:paragraph-rsid="004e27cc" style:language-asian="zh" style:country-asian="CN"/>
    </style:style>
    <style:style style:name="P28" style:family="paragraph" style:parent-style-name="Table_20_Contents">
      <style:text-properties officeooo:paragraph-rsid="00513fc6" style:language-asian="zh" style:country-asian="CN"/>
    </style:style>
    <style:style style:name="P29" style:family="paragraph" style:parent-style-name="Table_20_Contents">
      <style:text-properties officeooo:paragraph-rsid="0062083c" style:language-asian="zh" style:country-asian="CN"/>
    </style:style>
    <style:style style:name="P30" style:family="paragraph" style:parent-style-name="Table_20_Contents">
      <style:text-properties officeooo:rsid="0019230d" officeooo:paragraph-rsid="0019230d" style:language-asian="zh" style:country-asian="CN"/>
    </style:style>
    <style:style style:name="P31" style:family="paragraph" style:parent-style-name="Table_20_Contents">
      <style:text-properties officeooo:rsid="0019230d" officeooo:paragraph-rsid="001affd0" style:language-asian="zh" style:country-asian="CN"/>
    </style:style>
    <style:style style:name="P32" style:family="paragraph" style:parent-style-name="Table_20_Contents">
      <style:text-properties officeooo:rsid="0019230d" officeooo:paragraph-rsid="0021c5cd" style:language-asian="zh" style:country-asian="CN"/>
    </style:style>
    <style:style style:name="P33" style:family="paragraph" style:parent-style-name="Table_20_Contents">
      <style:text-properties officeooo:rsid="0019230d" officeooo:paragraph-rsid="00317716" style:language-asian="zh" style:country-asian="CN"/>
    </style:style>
    <style:style style:name="P34" style:family="paragraph" style:parent-style-name="Table_20_Contents">
      <style:text-properties officeooo:rsid="0019230d" officeooo:paragraph-rsid="003b2e06" style:language-asian="zh" style:country-asian="CN"/>
    </style:style>
    <style:style style:name="P35" style:family="paragraph" style:parent-style-name="Table_20_Contents">
      <style:text-properties officeooo:rsid="0019230d" officeooo:paragraph-rsid="00438d82" style:language-asian="zh" style:country-asian="CN"/>
    </style:style>
    <style:style style:name="P36" style:family="paragraph" style:parent-style-name="Table_20_Contents">
      <style:text-properties officeooo:rsid="0019230d" officeooo:paragraph-rsid="00513fc6" style:language-asian="zh" style:country-asian="CN"/>
    </style:style>
    <style:style style:name="P37" style:family="paragraph" style:parent-style-name="Table_20_Contents">
      <style:text-properties officeooo:rsid="0019230d" officeooo:paragraph-rsid="0064a763" style:language-asian="zh" style:country-asian="CN"/>
    </style:style>
    <style:style style:name="P38" style:family="paragraph" style:parent-style-name="Table_20_Contents">
      <style:text-properties officeooo:rsid="0019230d" officeooo:paragraph-rsid="00d20e41" style:language-asian="zh" style:country-asian="CN"/>
    </style:style>
    <style:style style:name="P39" style:family="paragraph" style:parent-style-name="Table_20_Contents">
      <style:text-properties officeooo:rsid="0019230d" officeooo:paragraph-rsid="00dc56ed" style:language-asian="zh" style:country-asian="CN"/>
    </style:style>
    <style:style style:name="P40" style:family="paragraph" style:parent-style-name="Table_20_Contents">
      <style:text-properties officeooo:rsid="0018eec5" officeooo:paragraph-rsid="0018eec5" style:language-asian="zh" style:country-asian="CN"/>
    </style:style>
    <style:style style:name="P41" style:family="paragraph" style:parent-style-name="Table_20_Contents">
      <style:text-properties officeooo:rsid="0018eec5" officeooo:paragraph-rsid="001affd0" style:language-asian="zh" style:country-asian="CN"/>
    </style:style>
    <style:style style:name="P42" style:family="paragraph" style:parent-style-name="Table_20_Contents">
      <style:text-properties officeooo:rsid="0018eec5" officeooo:paragraph-rsid="0021c5cd" style:language-asian="zh" style:country-asian="CN"/>
    </style:style>
    <style:style style:name="P43" style:family="paragraph" style:parent-style-name="Table_20_Contents">
      <style:text-properties officeooo:rsid="0018eec5" officeooo:paragraph-rsid="00317716" style:language-asian="zh" style:country-asian="CN"/>
    </style:style>
    <style:style style:name="P44" style:family="paragraph" style:parent-style-name="Table_20_Contents">
      <style:text-properties officeooo:rsid="0018eec5" officeooo:paragraph-rsid="003b2e06" style:language-asian="zh" style:country-asian="CN"/>
    </style:style>
    <style:style style:name="P45" style:family="paragraph" style:parent-style-name="Table_20_Contents">
      <style:text-properties officeooo:rsid="0018eec5" officeooo:paragraph-rsid="00438d82" style:language-asian="zh" style:country-asian="CN"/>
    </style:style>
    <style:style style:name="P46" style:family="paragraph" style:parent-style-name="Table_20_Contents">
      <style:text-properties officeooo:rsid="0018eec5" officeooo:paragraph-rsid="00513fc6" style:language-asian="zh" style:country-asian="CN"/>
    </style:style>
    <style:style style:name="P47" style:family="paragraph" style:parent-style-name="Table_20_Contents">
      <style:text-properties officeooo:rsid="0018eec5" officeooo:paragraph-rsid="0064a763" style:language-asian="zh" style:country-asian="CN"/>
    </style:style>
    <style:style style:name="P48" style:family="paragraph" style:parent-style-name="Table_20_Contents">
      <style:text-properties officeooo:rsid="0018eec5" officeooo:paragraph-rsid="00d20e41" style:language-asian="zh" style:country-asian="CN"/>
    </style:style>
    <style:style style:name="P49" style:family="paragraph" style:parent-style-name="Table_20_Contents">
      <style:text-properties officeooo:rsid="0018eec5" officeooo:paragraph-rsid="00dc56ed" style:language-asian="zh" style:country-asian="CN"/>
    </style:style>
    <style:style style:name="P50" style:family="paragraph" style:parent-style-name="Table_20_Contents">
      <style:text-properties officeooo:rsid="001f1910" officeooo:paragraph-rsid="001f1910" style:language-asian="zh" style:country-asian="CN"/>
    </style:style>
    <style:style style:name="P51" style:family="paragraph" style:parent-style-name="Table_20_Contents">
      <style:text-properties officeooo:rsid="001f1910" officeooo:paragraph-rsid="001affd0" style:language-asian="zh" style:country-asian="CN"/>
    </style:style>
    <style:style style:name="P52" style:family="paragraph" style:parent-style-name="Table_20_Contents">
      <style:text-properties officeooo:rsid="002bae69" officeooo:paragraph-rsid="002bae69" style:language-asian="zh" style:country-asian="CN"/>
    </style:style>
    <style:style style:name="P53" style:family="paragraph" style:parent-style-name="Table_20_Contents">
      <style:text-properties officeooo:rsid="001affd0" officeooo:paragraph-rsid="001affd0" style:language-asian="zh" style:country-asian="CN"/>
    </style:style>
    <style:style style:name="P54" style:family="paragraph" style:parent-style-name="Table_20_Contents">
      <style:text-properties officeooo:rsid="001affd0" officeooo:paragraph-rsid="00d30b45" style:language-asian="zh" style:country-asian="CN"/>
    </style:style>
    <style:style style:name="P55" style:family="paragraph" style:parent-style-name="Table_20_Contents">
      <style:text-properties officeooo:rsid="002cb8a8" officeooo:paragraph-rsid="002cb8a8" style:language-asian="zh" style:country-asian="CN"/>
    </style:style>
    <style:style style:name="P56" style:family="paragraph" style:parent-style-name="Table_20_Contents">
      <style:text-properties officeooo:rsid="002cb8a8" officeooo:paragraph-rsid="00317716" style:language-asian="zh" style:country-asian="CN"/>
    </style:style>
    <style:style style:name="P57" style:family="paragraph" style:parent-style-name="Table_20_Contents">
      <style:text-properties officeooo:rsid="002cb8a8" officeooo:paragraph-rsid="003b2e06" style:language-asian="zh" style:country-asian="CN"/>
    </style:style>
    <style:style style:name="P58" style:family="paragraph" style:parent-style-name="Table_20_Contents">
      <style:text-properties officeooo:rsid="002cb8a8" officeooo:paragraph-rsid="00438d82" style:language-asian="zh" style:country-asian="CN"/>
    </style:style>
    <style:style style:name="P59" style:family="paragraph" style:parent-style-name="Table_20_Contents">
      <style:text-properties officeooo:rsid="002cb8a8" officeooo:paragraph-rsid="00513fc6" style:language-asian="zh" style:country-asian="CN"/>
    </style:style>
    <style:style style:name="P60" style:family="paragraph" style:parent-style-name="Table_20_Contents">
      <style:text-properties officeooo:rsid="002cb8a8" officeooo:paragraph-rsid="0064a763" style:language-asian="zh" style:country-asian="CN"/>
    </style:style>
    <style:style style:name="P61" style:family="paragraph" style:parent-style-name="Table_20_Contents">
      <style:text-properties officeooo:rsid="002cb8a8" officeooo:paragraph-rsid="00d20e41" style:language-asian="zh" style:country-asian="CN"/>
    </style:style>
    <style:style style:name="P62" style:family="paragraph" style:parent-style-name="Table_20_Contents">
      <style:text-properties officeooo:rsid="002cb8a8" officeooo:paragraph-rsid="00dc56ed" style:language-asian="zh" style:country-asian="CN"/>
    </style:style>
    <style:style style:name="P63" style:family="paragraph" style:parent-style-name="Table_20_Contents">
      <style:text-properties officeooo:rsid="002cb8a8" officeooo:paragraph-rsid="00e62ea2" style:language-asian="zh" style:country-asian="CN"/>
    </style:style>
    <style:style style:name="P64" style:family="paragraph" style:parent-style-name="Table_20_Contents">
      <style:text-properties officeooo:rsid="001fd2fb" officeooo:paragraph-rsid="001fd2fb" style:language-asian="zh" style:country-asian="CN"/>
    </style:style>
    <style:style style:name="P65" style:family="paragraph" style:parent-style-name="Table_20_Contents">
      <style:text-properties officeooo:rsid="001fd2fb" officeooo:paragraph-rsid="00d20e41" style:language-asian="zh" style:country-asian="CN"/>
    </style:style>
    <style:style style:name="P66" style:family="paragraph" style:parent-style-name="Table_20_Contents">
      <style:text-properties officeooo:rsid="001fd2fb" officeooo:paragraph-rsid="00dc56ed" style:language-asian="zh" style:country-asian="CN"/>
    </style:style>
    <style:style style:name="P67" style:family="paragraph" style:parent-style-name="Table_20_Contents">
      <style:text-properties officeooo:rsid="0021c5cd" officeooo:paragraph-rsid="00d91c6e" style:language-asian="zh" style:country-asian="CN"/>
    </style:style>
    <style:style style:name="P68" style:family="paragraph" style:parent-style-name="Table_20_Contents">
      <style:text-properties officeooo:rsid="0021c5cd" officeooo:paragraph-rsid="00dc56ed" style:language-asian="zh" style:country-asian="CN"/>
    </style:style>
    <style:style style:name="P69" style:family="paragraph" style:parent-style-name="Table_20_Contents">
      <style:text-properties officeooo:rsid="0021c5cd" officeooo:paragraph-rsid="00ed9498" style:language-asian="zh" style:country-asian="CN"/>
    </style:style>
    <style:style style:name="P70" style:family="paragraph" style:parent-style-name="Table_20_Contents">
      <style:text-properties officeooo:rsid="002e7b51" officeooo:paragraph-rsid="002e7b51" style:language-asian="zh" style:country-asian="CN"/>
    </style:style>
    <style:style style:name="P71" style:family="paragraph" style:parent-style-name="Table_20_Contents">
      <style:text-properties officeooo:rsid="002e7b51" officeooo:paragraph-rsid="00317716" style:language-asian="zh" style:country-asian="CN"/>
    </style:style>
    <style:style style:name="P72" style:family="paragraph" style:parent-style-name="Table_20_Contents">
      <style:text-properties officeooo:rsid="002e7b51" officeooo:paragraph-rsid="003b2e06" style:language-asian="zh" style:country-asian="CN"/>
    </style:style>
    <style:style style:name="P73" style:family="paragraph" style:parent-style-name="Table_20_Contents">
      <style:text-properties officeooo:rsid="002e7b51" officeooo:paragraph-rsid="00438d82" style:language-asian="zh" style:country-asian="CN"/>
    </style:style>
    <style:style style:name="P74" style:family="paragraph" style:parent-style-name="Table_20_Contents">
      <style:text-properties officeooo:rsid="002e7b51" officeooo:paragraph-rsid="00513fc6" style:language-asian="zh" style:country-asian="CN"/>
    </style:style>
    <style:style style:name="P75" style:family="paragraph" style:parent-style-name="Table_20_Contents">
      <style:text-properties officeooo:rsid="002e7b51" officeooo:paragraph-rsid="0064a763" style:language-asian="zh" style:country-asian="CN"/>
    </style:style>
    <style:style style:name="P76" style:family="paragraph" style:parent-style-name="Table_20_Contents">
      <style:text-properties officeooo:rsid="002966d2" officeooo:paragraph-rsid="002966d2" style:language-asian="zh" style:country-asian="CN"/>
    </style:style>
    <style:style style:name="P77" style:family="paragraph" style:parent-style-name="Table_20_Contents">
      <style:text-properties officeooo:rsid="002966d2" officeooo:paragraph-rsid="00c16492" style:language-asian="zh" style:country-asian="CN"/>
    </style:style>
    <style:style style:name="P78" style:family="paragraph" style:parent-style-name="Table_20_Contents">
      <style:text-properties officeooo:rsid="002966d2" officeooo:paragraph-rsid="00c30fbb" style:language-asian="zh" style:country-asian="CN"/>
    </style:style>
    <style:style style:name="P79" style:family="paragraph" style:parent-style-name="Table_20_Contents">
      <style:text-properties officeooo:rsid="002966d2" officeooo:paragraph-rsid="0064a763" style:language-asian="zh" style:country-asian="CN"/>
    </style:style>
    <style:style style:name="P80" style:family="paragraph" style:parent-style-name="Table_20_Contents">
      <style:text-properties officeooo:rsid="00367122" officeooo:paragraph-rsid="00367122" style:language-asian="zh" style:country-asian="CN"/>
    </style:style>
    <style:style style:name="P81" style:family="paragraph" style:parent-style-name="Table_20_Contents">
      <style:text-properties officeooo:rsid="003c9442" officeooo:paragraph-rsid="003c9442" style:language-asian="zh" style:country-asian="CN"/>
    </style:style>
    <style:style style:name="P82" style:family="paragraph" style:parent-style-name="Table_20_Contents">
      <style:text-properties officeooo:rsid="003ec560" officeooo:paragraph-rsid="003ec560" style:language-asian="zh" style:country-asian="CN"/>
    </style:style>
    <style:style style:name="P83" style:family="paragraph" style:parent-style-name="Table_20_Contents">
      <style:text-properties officeooo:rsid="003ec560" officeooo:paragraph-rsid="00513fc6" style:language-asian="zh" style:country-asian="CN"/>
    </style:style>
    <style:style style:name="P84" style:family="paragraph" style:parent-style-name="Table_20_Contents">
      <style:text-properties officeooo:rsid="003ec560" officeooo:paragraph-rsid="00929c14" style:language-asian="zh" style:country-asian="CN"/>
    </style:style>
    <style:style style:name="P85" style:family="paragraph" style:parent-style-name="Table_20_Contents">
      <style:text-properties officeooo:rsid="003ec560" officeooo:paragraph-rsid="00fef881" style:language-asian="zh" style:country-asian="CN"/>
    </style:style>
    <style:style style:name="P86" style:family="paragraph" style:parent-style-name="Table_20_Contents">
      <style:text-properties officeooo:rsid="003ec560" officeooo:paragraph-rsid="00ff346d" style:language-asian="zh" style:country-asian="CN"/>
    </style:style>
    <style:style style:name="P87" style:family="paragraph" style:parent-style-name="Table_20_Contents">
      <style:text-properties officeooo:rsid="003ec560" officeooo:paragraph-rsid="010071d2" style:language-asian="zh" style:country-asian="CN"/>
    </style:style>
    <style:style style:name="P88" style:family="paragraph" style:parent-style-name="Table_20_Contents">
      <style:text-properties officeooo:rsid="003f69c0" officeooo:paragraph-rsid="003f69c0" style:language-asian="zh" style:country-asian="CN"/>
    </style:style>
    <style:style style:name="P89" style:family="paragraph" style:parent-style-name="Table_20_Contents">
      <style:text-properties officeooo:rsid="0040a2c0" officeooo:paragraph-rsid="0040a2c0" style:language-asian="zh" style:country-asian="CN"/>
    </style:style>
    <style:style style:name="P90" style:family="paragraph" style:parent-style-name="Table_20_Contents">
      <style:text-properties officeooo:rsid="00416aee" officeooo:paragraph-rsid="00416aee" style:language-asian="zh" style:country-asian="CN"/>
    </style:style>
    <style:style style:name="P91" style:family="paragraph" style:parent-style-name="Table_20_Contents">
      <style:text-properties officeooo:rsid="0042022a" officeooo:paragraph-rsid="0042022a" style:language-asian="zh" style:country-asian="CN"/>
    </style:style>
    <style:style style:name="P92" style:family="paragraph" style:parent-style-name="Table_20_Contents">
      <style:text-properties officeooo:rsid="0043e070" officeooo:paragraph-rsid="0043e070" style:language-asian="zh" style:country-asian="CN"/>
    </style:style>
    <style:style style:name="P93" style:family="paragraph" style:parent-style-name="Table_20_Contents">
      <style:text-properties officeooo:rsid="0048d2b2" officeooo:paragraph-rsid="0048d2b2" style:language-asian="zh" style:country-asian="CN"/>
    </style:style>
    <style:style style:name="P94" style:family="paragraph" style:parent-style-name="Table_20_Contents">
      <style:text-properties officeooo:rsid="0048d2b2" officeooo:paragraph-rsid="00513fc6" style:language-asian="zh" style:country-asian="CN"/>
    </style:style>
    <style:style style:name="P95" style:family="paragraph" style:parent-style-name="Table_20_Contents">
      <style:text-properties officeooo:rsid="004af657" officeooo:paragraph-rsid="004af657" style:language-asian="zh" style:country-asian="CN"/>
    </style:style>
    <style:style style:name="P96" style:family="paragraph" style:parent-style-name="Table_20_Contents">
      <style:text-properties officeooo:rsid="004af657" officeooo:paragraph-rsid="00513fc6" style:language-asian="zh" style:country-asian="CN"/>
    </style:style>
    <style:style style:name="P97" style:family="paragraph" style:parent-style-name="Table_20_Contents">
      <style:text-properties officeooo:rsid="004e27cc" officeooo:paragraph-rsid="004e27cc" style:language-asian="zh" style:country-asian="CN"/>
    </style:style>
    <style:style style:name="P98" style:family="paragraph" style:parent-style-name="Table_20_Contents">
      <style:text-properties officeooo:paragraph-rsid="0064a763" style:language-asian="zh" style:country-asian="CN"/>
    </style:style>
    <style:style style:name="P99" style:family="paragraph" style:parent-style-name="Table_20_Contents">
      <style:text-properties officeooo:rsid="0064a763" officeooo:paragraph-rsid="0064a763" style:language-asian="zh" style:country-asian="CN"/>
    </style:style>
    <style:style style:name="P100" style:family="paragraph" style:parent-style-name="Table_20_Contents">
      <style:text-properties officeooo:rsid="0064a763" officeooo:paragraph-rsid="006caca9" style:language-asian="zh" style:country-asian="CN"/>
    </style:style>
    <style:style style:name="P101" style:family="paragraph" style:parent-style-name="Table_20_Contents">
      <style:text-properties officeooo:rsid="00703aeb" officeooo:paragraph-rsid="00703aeb" style:language-asian="zh" style:country-asian="CN"/>
    </style:style>
    <style:style style:name="P102" style:family="paragraph" style:parent-style-name="Table_20_Contents">
      <style:text-properties officeooo:rsid="00929c14" officeooo:paragraph-rsid="00929c14" style:language-asian="zh" style:country-asian="CN"/>
    </style:style>
    <style:style style:name="P103" style:family="paragraph" style:parent-style-name="Table_20_Contents">
      <style:text-properties officeooo:paragraph-rsid="00c16492" style:language-asian="zh" style:country-asian="CN"/>
    </style:style>
    <style:style style:name="P104" style:family="paragraph" style:parent-style-name="Table_20_Contents">
      <style:text-properties officeooo:paragraph-rsid="00c30fbb" style:language-asian="zh" style:country-asian="CN"/>
    </style:style>
    <style:style style:name="P105" style:family="paragraph" style:parent-style-name="Table_20_Contents">
      <style:text-properties officeooo:rsid="00d91c6e" officeooo:paragraph-rsid="00d91c6e" style:language-asian="zh" style:country-asian="CN"/>
    </style:style>
    <style:style style:name="P106" style:family="paragraph" style:parent-style-name="Table_20_Contents">
      <style:text-properties officeooo:rsid="00e019eb" officeooo:paragraph-rsid="00e019eb" style:language-asian="zh" style:country-asian="CN"/>
    </style:style>
    <style:style style:name="P107" style:family="paragraph" style:parent-style-name="Table_20_Contents">
      <style:text-properties officeooo:rsid="00e4312a" officeooo:paragraph-rsid="00e4312a" style:language-asian="zh" style:country-asian="CN"/>
    </style:style>
    <style:style style:name="P108" style:family="paragraph" style:parent-style-name="Table_20_Contents">
      <style:text-properties officeooo:rsid="00e4312a" officeooo:paragraph-rsid="00e62ea2" style:language-asian="zh" style:country-asian="CN"/>
    </style:style>
    <style:style style:name="P109" style:family="paragraph" style:parent-style-name="Table_20_Contents">
      <style:text-properties officeooo:rsid="00e62ea2" officeooo:paragraph-rsid="00e62ea2" style:language-asian="zh" style:country-asian="CN"/>
    </style:style>
    <style:style style:name="P110" style:family="paragraph" style:parent-style-name="Table_20_Contents">
      <style:text-properties officeooo:rsid="00eb99af" officeooo:paragraph-rsid="00eb99af" style:language-asian="zh" style:country-asian="CN"/>
    </style:style>
    <style:style style:name="P111" style:family="paragraph" style:parent-style-name="Table_20_Contents">
      <style:text-properties officeooo:rsid="00f07890" officeooo:paragraph-rsid="00f07890" style:language-asian="zh" style:country-asian="CN"/>
    </style:style>
    <style:style style:name="P112" style:family="paragraph" style:parent-style-name="Table_20_Contents">
      <style:text-properties officeooo:rsid="00e9b46d" officeooo:paragraph-rsid="00dc56ed" style:language-asian="zh" style:country-asian="CN"/>
    </style:style>
    <style:style style:name="P113" style:family="paragraph" style:parent-style-name="Table_20_Contents">
      <style:text-properties officeooo:rsid="00c30fbb" officeooo:paragraph-rsid="00c30fbb" style:language-asian="zh" style:country-asian="CN"/>
    </style:style>
    <style:style style:name="P114" style:family="paragraph" style:parent-style-name="Table_20_Contents">
      <style:text-properties officeooo:rsid="00fdccff" officeooo:paragraph-rsid="00fdccff" style:language-asian="zh" style:country-asian="CN"/>
    </style:style>
    <style:style style:name="P115" style:family="paragraph" style:parent-style-name="Table_20_Contents">
      <style:text-properties officeooo:rsid="00fef881" officeooo:paragraph-rsid="00fef881" style:language-asian="zh" style:country-asian="CN"/>
    </style:style>
    <style:style style:name="P116" style:family="paragraph" style:parent-style-name="Table_20_Contents">
      <style:text-properties officeooo:rsid="010180eb" officeooo:paragraph-rsid="010180eb" style:language-asian="zh" style:country-asian="CN"/>
    </style:style>
    <style:style style:name="P117" style:family="paragraph" style:parent-style-name="Table_20_Contents">
      <style:text-properties officeooo:rsid="010071d2" officeooo:paragraph-rsid="010071d2" style:language-asian="zh" style:country-asian="CN"/>
    </style:style>
    <style:style style:name="P118" style:family="paragraph" style:parent-style-name="Table_20_Contents">
      <style:text-properties officeooo:rsid="010f5c22" officeooo:paragraph-rsid="010f5c22" style:language-asian="zh" style:country-asian="CN"/>
    </style:style>
    <style:style style:name="P119" style:family="paragraph" style:parent-style-name="Table_20_Contents">
      <style:text-properties officeooo:rsid="010f5c22" officeooo:paragraph-rsid="01110d5d" style:language-asian="zh" style:country-asian="CN"/>
    </style:style>
    <style:style style:name="P120" style:family="paragraph" style:parent-style-name="Table_20_Contents">
      <style:text-properties officeooo:rsid="006e6b2f" officeooo:paragraph-rsid="006e6b2f" style:language-asian="zh" style:country-asian="CN"/>
    </style:style>
    <style:style style:name="P121" style:family="paragraph" style:parent-style-name="Table_20_Contents">
      <style:text-properties officeooo:rsid="0111a5e6" officeooo:paragraph-rsid="0111a5e6" style:language-asian="zh" style:country-asian="CN"/>
    </style:style>
    <style:style style:name="P122" style:family="paragraph" style:parent-style-name="Table_20_Contents">
      <style:text-properties officeooo:paragraph-rsid="001affd0"/>
    </style:style>
    <style:style style:name="P123" style:family="paragraph" style:parent-style-name="Table_20_Contents">
      <style:text-properties officeooo:paragraph-rsid="0046a6fb"/>
    </style:style>
    <style:style style:name="P124" style:family="paragraph" style:parent-style-name="Table_20_Contents">
      <style:text-properties officeooo:paragraph-rsid="0064a763"/>
    </style:style>
    <style:style style:name="P125" style:family="paragraph" style:parent-style-name="Table_20_Contents">
      <style:text-properties officeooo:paragraph-rsid="00d20e41"/>
    </style:style>
    <style:style style:name="P126" style:family="paragraph" style:parent-style-name="Table_20_Contents">
      <style:text-properties officeooo:paragraph-rsid="00dc56ed"/>
    </style:style>
    <style:style style:name="P127" style:family="paragraph" style:parent-style-name="Standard">
      <style:text-properties officeooo:paragraph-rsid="00438d82"/>
    </style:style>
    <style:style style:name="P128" style:family="paragraph" style:parent-style-name="Standard">
      <style:text-properties officeooo:paragraph-rsid="013227f8"/>
    </style:style>
    <style:style style:name="P129" style:family="paragraph" style:parent-style-name="Standard">
      <style:text-properties officeooo:paragraph-rsid="013bb548"/>
    </style:style>
    <style:style style:name="P130" style:family="paragraph" style:parent-style-name="Standard">
      <style:text-properties officeooo:paragraph-rsid="0141d86c"/>
    </style:style>
    <style:style style:name="P131" style:family="paragraph" style:parent-style-name="Default_20_Text">
      <style:text-properties officeooo:paragraph-rsid="00b76930"/>
    </style:style>
    <style:style style:name="P132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133" style:family="paragraph" style:parent-style-name="Table_20_Contents" style:master-page-name="Standard">
      <style:paragraph-properties style:page-number="auto"/>
      <style:text-properties officeooo:paragraph-rsid="0064a763" style:language-asian="zh" style:country-asian="CN"/>
    </style:style>
    <style:style style:name="P134" style:family="paragraph" style:parent-style-name="Table_20_Contents">
      <style:text-properties officeooo:paragraph-rsid="0116bac3"/>
    </style:style>
    <style:style style:name="P135" style:family="paragraph" style:parent-style-name="Table_20_Contents">
      <style:text-properties officeooo:paragraph-rsid="011981e1"/>
    </style:style>
    <style:style style:name="P136" style:family="paragraph" style:parent-style-name="Table_20_Contents">
      <style:text-properties officeooo:rsid="00de35d8" officeooo:paragraph-rsid="011bfb27" style:language-asian="zh" style:country-asian="CN"/>
    </style:style>
    <style:style style:name="P137" style:family="paragraph" style:parent-style-name="Table_20_Contents">
      <style:text-properties officeooo:rsid="00e4312a" officeooo:paragraph-rsid="00e62ea2" style:language-asian="zh" style:country-asian="CN"/>
    </style:style>
    <style:style style:name="P138" style:family="paragraph" style:parent-style-name="Table_20_Contents">
      <style:text-properties officeooo:rsid="00e4312a" officeooo:paragraph-rsid="011cd552" style:language-asian="zh" style:country-asian="CN"/>
    </style:style>
    <style:style style:name="P139" style:family="paragraph" style:parent-style-name="Table_20_Contents">
      <style:text-properties officeooo:rsid="002cb8a8" officeooo:paragraph-rsid="011cd552" style:language-asian="zh" style:country-asian="CN"/>
    </style:style>
    <style:style style:name="P140" style:family="paragraph" style:parent-style-name="Table_20_Contents">
      <style:text-properties officeooo:rsid="002cb8a8" officeooo:paragraph-rsid="013227f8" style:language-asian="zh" style:country-asian="CN"/>
    </style:style>
    <style:style style:name="P141" style:family="paragraph" style:parent-style-name="Table_20_Contents">
      <style:text-properties officeooo:rsid="002cb8a8" officeooo:paragraph-rsid="013f517b" style:language-asian="zh" style:country-asian="CN"/>
    </style:style>
    <style:style style:name="P142" style:family="paragraph" style:parent-style-name="Table_20_Contents">
      <style:text-properties officeooo:rsid="002cb8a8" officeooo:paragraph-rsid="01407385" style:language-asian="zh" style:country-asian="CN"/>
    </style:style>
    <style:style style:name="P143" style:family="paragraph" style:parent-style-name="Table_20_Contents">
      <style:text-properties officeooo:rsid="002cb8a8" officeooo:paragraph-rsid="0141d86c" style:language-asian="zh" style:country-asian="CN"/>
    </style:style>
    <style:style style:name="P144" style:family="paragraph" style:parent-style-name="Table_20_Contents">
      <style:text-properties officeooo:rsid="00f07890" officeooo:paragraph-rsid="011ecb2d" style:language-asian="zh" style:country-asian="CN"/>
    </style:style>
    <style:style style:name="P145" style:family="paragraph" style:parent-style-name="Table_20_Contents">
      <style:text-properties officeooo:rsid="0021c5cd" officeooo:paragraph-rsid="0125643a" style:language-asian="zh" style:country-asian="CN"/>
    </style:style>
    <style:style style:name="P146" style:family="paragraph" style:parent-style-name="Table_20_Contents">
      <style:text-properties officeooo:paragraph-rsid="01297cb3" style:language-asian="zh" style:country-asian="CN"/>
    </style:style>
    <style:style style:name="P147" style:family="paragraph" style:parent-style-name="Table_20_Contents">
      <style:text-properties officeooo:rsid="003b5979" officeooo:paragraph-rsid="012a8462" style:language-asian="zh" style:country-asian="CN"/>
    </style:style>
    <style:style style:name="P148" style:family="paragraph" style:parent-style-name="Table_20_Contents">
      <style:text-properties officeooo:rsid="0019230d" officeooo:paragraph-rsid="013227f8" style:language-asian="zh" style:country-asian="CN"/>
    </style:style>
    <style:style style:name="P149" style:family="paragraph" style:parent-style-name="Table_20_Contents">
      <style:text-properties officeooo:rsid="0019230d" officeooo:paragraph-rsid="013bb548" style:language-asian="zh" style:country-asian="CN"/>
    </style:style>
    <style:style style:name="P150" style:family="paragraph" style:parent-style-name="Table_20_Contents">
      <style:text-properties officeooo:rsid="0019230d" officeooo:paragraph-rsid="0141d86c" style:language-asian="zh" style:country-asian="CN"/>
    </style:style>
    <style:style style:name="P151" style:family="paragraph" style:parent-style-name="Table_20_Contents">
      <style:text-properties officeooo:rsid="0043e070" officeooo:paragraph-rsid="013227f8" style:language-asian="zh" style:country-asian="CN"/>
    </style:style>
    <style:style style:name="P152" style:family="paragraph" style:parent-style-name="Table_20_Contents">
      <style:text-properties officeooo:rsid="0018eec5" officeooo:paragraph-rsid="013227f8" style:language-asian="zh" style:country-asian="CN"/>
    </style:style>
    <style:style style:name="P153" style:family="paragraph" style:parent-style-name="Table_20_Contents">
      <style:text-properties officeooo:rsid="0018eec5" officeooo:paragraph-rsid="013bb548" style:language-asian="zh" style:country-asian="CN"/>
    </style:style>
    <style:style style:name="P154" style:family="paragraph" style:parent-style-name="Table_20_Contents">
      <style:text-properties officeooo:rsid="0018eec5" officeooo:paragraph-rsid="0141d86c" style:language-asian="zh" style:country-asian="CN"/>
    </style:style>
    <style:style style:name="P155" style:family="paragraph" style:parent-style-name="Table_20_Contents">
      <style:text-properties officeooo:rsid="0048d2b2" officeooo:paragraph-rsid="013227f8" style:language-asian="zh" style:country-asian="CN"/>
    </style:style>
    <style:style style:name="P156" style:family="paragraph" style:parent-style-name="Table_20_Contents">
      <style:text-properties officeooo:rsid="0048d2b2" officeooo:paragraph-rsid="013e0aa9" style:language-asian="zh" style:country-asian="CN"/>
    </style:style>
    <style:style style:name="P157" style:family="paragraph" style:parent-style-name="Table_20_Contents">
      <style:text-properties officeooo:rsid="0048d2b2" officeooo:paragraph-rsid="0144f14a" style:language-asian="zh" style:country-asian="CN"/>
    </style:style>
    <style:style style:name="P158" style:family="paragraph" style:parent-style-name="Table_20_Contents">
      <style:text-properties officeooo:rsid="002e7b51" officeooo:paragraph-rsid="013227f8" style:language-asian="zh" style:country-asian="CN"/>
    </style:style>
    <style:style style:name="P159" style:family="paragraph" style:parent-style-name="Table_20_Contents">
      <style:text-properties officeooo:rsid="002e7b51" officeooo:paragraph-rsid="013bb548" style:language-asian="zh" style:country-asian="CN"/>
    </style:style>
    <style:style style:name="P160" style:family="paragraph" style:parent-style-name="Table_20_Contents">
      <style:text-properties officeooo:rsid="002e7b51" officeooo:paragraph-rsid="013f517b" style:language-asian="zh" style:country-asian="CN"/>
    </style:style>
    <style:style style:name="P161" style:family="paragraph" style:parent-style-name="Table_20_Contents">
      <style:text-properties officeooo:rsid="002e7b51" officeooo:paragraph-rsid="0141d86c" style:language-asian="zh" style:country-asian="CN"/>
    </style:style>
    <style:style style:name="P162" style:family="paragraph" style:parent-style-name="Table_20_Contents">
      <style:text-properties officeooo:rsid="003ec560" officeooo:paragraph-rsid="013227f8" style:language-asian="zh" style:country-asian="CN"/>
    </style:style>
    <style:style style:name="P163" style:family="paragraph" style:parent-style-name="Table_20_Contents">
      <style:text-properties officeooo:rsid="003ec560" officeooo:paragraph-rsid="013bb548" style:language-asian="zh" style:country-asian="CN"/>
    </style:style>
    <style:style style:name="P164" style:family="paragraph" style:parent-style-name="Table_20_Contents">
      <style:text-properties officeooo:rsid="003ec560" officeooo:paragraph-rsid="0141d86c" style:language-asian="zh" style:country-asian="CN"/>
    </style:style>
    <style:style style:name="P165" style:family="paragraph" style:parent-style-name="Table_20_Contents">
      <style:text-properties officeooo:rsid="004af657" officeooo:paragraph-rsid="013227f8" style:language-asian="zh" style:country-asian="CN"/>
    </style:style>
    <style:style style:name="P166" style:family="paragraph" style:parent-style-name="Table_20_Contents">
      <style:text-properties officeooo:rsid="004af657" officeooo:paragraph-rsid="013bb548" style:language-asian="zh" style:country-asian="CN"/>
    </style:style>
    <style:style style:name="P167" style:family="paragraph" style:parent-style-name="Table_20_Contents">
      <style:text-properties officeooo:rsid="004af657" officeooo:paragraph-rsid="0141d86c" style:language-asian="zh" style:country-asian="CN"/>
    </style:style>
    <style:style style:name="P168" style:family="paragraph" style:parent-style-name="Table_20_Contents">
      <style:text-properties officeooo:rsid="004e27cc" officeooo:paragraph-rsid="0135e651" style:language-asian="zh" style:country-asian="CN"/>
    </style:style>
    <style:style style:name="P169" style:family="paragraph" style:parent-style-name="Table_20_Contents">
      <style:text-properties officeooo:rsid="0053bfbc" officeooo:paragraph-rsid="013a3883" style:language-asian="zh" style:country-asian="CN"/>
    </style:style>
    <style:style style:name="P170" style:family="paragraph" style:parent-style-name="Table_20_Contents">
      <style:text-properties officeooo:rsid="0053bfbc" officeooo:paragraph-rsid="013da0bb" style:language-asian="zh" style:country-asian="CN"/>
    </style:style>
    <style:style style:name="P171" style:family="paragraph" style:parent-style-name="Table_20_Contents">
      <style:text-properties officeooo:rsid="0053bfbc" officeooo:paragraph-rsid="01402e30" style:language-asian="zh" style:country-asian="CN"/>
    </style:style>
    <style:style style:name="P172" style:family="paragraph" style:parent-style-name="Table_20_Contents">
      <style:text-properties officeooo:rsid="0053bfbc" officeooo:paragraph-rsid="014637e9" style:language-asian="zh" style:country-asian="CN"/>
    </style:style>
    <style:style style:name="P173" style:family="paragraph" style:parent-style-name="Table_20_Contents">
      <style:text-properties officeooo:paragraph-rsid="0141d86c" style:language-asian="zh" style:country-asian="CN"/>
    </style:style>
    <style:style style:name="P174" style:family="paragraph" style:parent-style-name="Table_20_Contents">
      <style:text-properties officeooo:paragraph-rsid="01471cc1" style:language-asian="zh" style:country-asian="CN"/>
    </style:style>
    <style:style style:name="P175" style:family="paragraph" style:parent-style-name="Table_20_Contents">
      <style:text-properties officeooo:paragraph-rsid="0021c5cd" style:language-asian="zh" style:country-asian="CN"/>
    </style:style>
    <style:style style:name="P176" style:family="paragraph" style:parent-style-name="Table_20_Contents">
      <style:text-properties officeooo:paragraph-rsid="014da288" style:language-asian="zh" style:country-asian="CN"/>
    </style:style>
    <style:style style:name="P177" style:family="paragraph" style:parent-style-name="Table_20_Contents">
      <style:text-properties officeooo:paragraph-rsid="0125c0df"/>
    </style:style>
    <style:style style:name="P178" style:family="paragraph" style:parent-style-name="Table_20_Contents">
      <style:text-properties officeooo:paragraph-rsid="01266365"/>
    </style:style>
    <style:style style:name="P179" style:family="paragraph" style:parent-style-name="Table_20_Contents">
      <style:text-properties officeooo:paragraph-rsid="012af5a7"/>
    </style:style>
    <style:style style:name="P180" style:family="paragraph" style:parent-style-name="Table_20_Contents">
      <style:text-properties officeooo:paragraph-rsid="0134a102"/>
    </style:style>
    <style:style style:name="P181" style:family="paragraph" style:parent-style-name="Table_20_Contents">
      <style:text-properties officeooo:paragraph-rsid="01382997"/>
    </style:style>
    <style:style style:name="P182" style:family="paragraph" style:parent-style-name="Table_20_Contents">
      <style:text-properties officeooo:paragraph-rsid="013be27d"/>
    </style:style>
    <style:style style:name="P183" style:family="paragraph" style:parent-style-name="Table_20_Contents">
      <style:text-properties officeooo:paragraph-rsid="0141d86c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46a6fb" style:language-asian="zh" style:country-asian="CN"/>
    </style:style>
    <style:style style:name="T7" style:family="text">
      <style:text-properties officeooo:rsid="00475c36" style:language-asian="zh" style:country-asian="CN"/>
    </style:style>
    <style:style style:name="T8" style:family="text">
      <style:text-properties officeooo:rsid="0064a763" style:language-asian="zh" style:country-asian="CN"/>
    </style:style>
    <style:style style:name="T9" style:family="text">
      <style:text-properties officeooo:rsid="006af431" style:language-asian="zh" style:country-asian="CN"/>
    </style:style>
    <style:style style:name="T10" style:family="text">
      <style:text-properties officeooo:rsid="00560be1" style:language-asian="zh" style:country-asian="CN"/>
    </style:style>
    <style:style style:name="T11" style:family="text">
      <style:text-properties officeooo:rsid="0057e231" style:language-asian="zh" style:country-asian="CN"/>
    </style:style>
    <style:style style:name="T12" style:family="text">
      <style:text-properties officeooo:rsid="005be507" style:language-asian="zh" style:country-asian="CN"/>
    </style:style>
    <style:style style:name="T13" style:family="text">
      <style:text-properties officeooo:rsid="00d4d2d7" style:language-asian="zh" style:country-asian="CN"/>
    </style:style>
    <style:style style:name="T14" style:family="text">
      <style:text-properties officeooo:rsid="00d5eb65" style:language-asian="zh" style:country-asian="CN"/>
    </style:style>
    <style:style style:name="T15" style:family="text">
      <style:text-properties officeooo:rsid="0116bac3" style:language-asian="zh" style:country-asian="CN"/>
    </style:style>
    <style:style style:name="T16" style:family="text">
      <style:text-properties officeooo:rsid="011981e1" style:language-asian="zh" style:country-asian="CN"/>
    </style:style>
    <style:style style:name="T17" style:family="text">
      <style:text-properties officeooo:rsid="011c0646" style:language-asian="zh" style:country-asian="CN"/>
    </style:style>
    <style:style style:name="T18" style:family="text">
      <style:text-properties officeooo:rsid="0122a091" style:language-asian="zh" style:country-asian="CN"/>
    </style:style>
    <style:style style:name="T19" style:family="text">
      <style:text-properties officeooo:rsid="012375f9" style:language-asian="zh" style:country-asian="CN"/>
    </style:style>
    <style:style style:name="T20" style:family="text">
      <style:text-properties officeooo:rsid="0125c0df" style:language-asian="zh" style:country-asian="CN"/>
    </style:style>
    <style:style style:name="T21" style:family="text">
      <style:text-properties officeooo:rsid="012af5a7" style:language-asian="zh" style:country-asian="CN"/>
    </style:style>
    <style:style style:name="T22" style:family="text">
      <style:text-properties officeooo:rsid="0134a102" style:language-asian="zh" style:country-asian="CN"/>
    </style:style>
    <style:style style:name="T23" style:family="text">
      <style:text-properties officeooo:rsid="01382997" style:language-asian="zh" style:country-asian="CN"/>
    </style:style>
    <style:style style:name="T24" style:family="text">
      <style:text-properties officeooo:rsid="0138d76b" style:language-asian="zh" style:country-asian="CN"/>
    </style:style>
    <style:style style:name="T25" style:family="text">
      <style:text-properties officeooo:rsid="013be27d" style:language-asian="zh" style:country-asian="CN"/>
    </style:style>
    <style:style style:name="T26" style:family="text">
      <style:text-properties officeooo:rsid="013be736" style:language-asian="zh" style:country-asian="CN"/>
    </style:style>
    <style:style style:name="T27" style:family="text">
      <style:text-properties officeooo:rsid="0019230d"/>
    </style:style>
    <style:style style:name="T28" style:family="text">
      <style:text-properties officeooo:rsid="001affd0"/>
    </style:style>
    <style:style style:name="T29" style:family="text">
      <style:text-properties officeooo:rsid="0021c5cd"/>
    </style:style>
    <style:style style:name="T30" style:family="text">
      <style:text-properties officeooo:rsid="0023f0c4"/>
    </style:style>
    <style:style style:name="T31" style:family="text">
      <style:text-properties officeooo:rsid="002966d2"/>
    </style:style>
    <style:style style:name="T32" style:family="text">
      <style:text-properties officeooo:rsid="002bae69"/>
    </style:style>
    <style:style style:name="T33" style:family="text">
      <style:text-properties officeooo:rsid="002ce910"/>
    </style:style>
    <style:style style:name="T34" style:family="text">
      <style:text-properties fo:color="#ff0000" fo:font-weight="bold" officeooo:rsid="002ce910" style:font-weight-asian="bold" style:font-weight-complex="bold"/>
    </style:style>
    <style:style style:name="T35" style:family="text">
      <style:text-properties fo:color="#ff0000" fo:font-weight="bold" officeooo:rsid="0040a2c0" style:font-weight-asian="bold" style:font-weight-complex="bold"/>
    </style:style>
    <style:style style:name="T36" style:family="text">
      <style:text-properties fo:color="#ff0000" fo:font-weight="bold" officeooo:rsid="0043e070" style:font-weight-asian="bold" style:font-weight-complex="bold"/>
    </style:style>
    <style:style style:name="T37" style:family="text">
      <style:text-properties fo:color="#ff0000" fo:font-weight="bold" officeooo:rsid="006882c1" style:font-weight-asian="bold" style:font-weight-complex="bold"/>
    </style:style>
    <style:style style:name="T38" style:family="text">
      <style:text-properties fo:color="#ff0000" fo:font-weight="bold" officeooo:rsid="00836b6f" style:font-weight-asian="bold" style:font-weight-complex="bold"/>
    </style:style>
    <style:style style:name="T39" style:family="text">
      <style:text-properties fo:color="#ff0000" fo:font-weight="bold" officeooo:rsid="00f2c10b" style:font-weight-asian="bold" style:font-weight-complex="bold"/>
    </style:style>
    <style:style style:name="T40" style:family="text">
      <style:text-properties fo:color="#ff0000" fo:font-weight="bold" officeooo:rsid="00b76930" style:language-asian="zh" style:country-asian="CN" style:font-weight-asian="bold" style:font-weight-complex="bold"/>
    </style:style>
    <style:style style:name="T41" style:family="text">
      <style:text-properties fo:color="#ff0000" fo:font-weight="bold" officeooo:rsid="00b9cb06" style:language-asian="zh" style:country-asian="CN" style:font-weight-asian="bold" style:font-weight-complex="bold"/>
    </style:style>
    <style:style style:name="T42" style:family="text">
      <style:text-properties officeooo:rsid="0033439e"/>
    </style:style>
    <style:style style:name="T43" style:family="text">
      <style:text-properties officeooo:rsid="00381947"/>
    </style:style>
    <style:style style:name="T44" style:family="text">
      <style:text-properties officeooo:rsid="0039e859"/>
    </style:style>
    <style:style style:name="T45" style:family="text">
      <style:text-properties officeooo:rsid="0040a2c0"/>
    </style:style>
    <style:style style:name="T46" style:family="text">
      <style:text-properties officeooo:rsid="00412edb"/>
    </style:style>
    <style:style style:name="T47" style:family="text">
      <style:text-properties officeooo:rsid="0043e070"/>
    </style:style>
    <style:style style:name="T48" style:family="text">
      <style:text-properties officeooo:rsid="004e27cc"/>
    </style:style>
    <style:style style:name="T49" style:family="text">
      <style:text-properties officeooo:rsid="004fe63c"/>
    </style:style>
    <style:style style:name="T50" style:family="text">
      <style:text-properties officeooo:rsid="00560be1"/>
    </style:style>
    <style:style style:name="T51" style:family="text">
      <style:text-properties officeooo:rsid="00601fec"/>
    </style:style>
    <style:style style:name="T52" style:family="text">
      <style:text-properties officeooo:rsid="0061ea49"/>
    </style:style>
    <style:style style:name="T53" style:family="text">
      <style:text-properties officeooo:rsid="0064a763"/>
    </style:style>
    <style:style style:name="T54" style:family="text">
      <style:text-properties officeooo:rsid="006642dc"/>
    </style:style>
    <style:style style:name="T55" style:family="text">
      <style:text-properties officeooo:rsid="006882c1"/>
    </style:style>
    <style:style style:name="T56" style:family="text">
      <style:text-properties officeooo:rsid="006caca9"/>
    </style:style>
    <style:style style:name="T57" style:family="text">
      <style:text-properties officeooo:rsid="006e6b2f"/>
    </style:style>
    <style:style style:name="T58" style:family="text">
      <style:text-properties officeooo:rsid="00847d39"/>
    </style:style>
    <style:style style:name="T59" style:family="text">
      <style:text-properties officeooo:rsid="0085addf"/>
    </style:style>
    <style:style style:name="T60" style:family="text">
      <style:text-properties officeooo:rsid="00872277"/>
    </style:style>
    <style:style style:name="T61" style:family="text">
      <style:text-properties officeooo:rsid="00929c14"/>
    </style:style>
    <style:style style:name="T62" style:family="text">
      <style:text-properties officeooo:rsid="0094df90"/>
    </style:style>
    <style:style style:name="T63" style:family="text">
      <style:text-properties officeooo:rsid="00969fcb"/>
    </style:style>
    <style:style style:name="T64" style:family="text">
      <style:text-properties officeooo:rsid="00b76930"/>
    </style:style>
    <style:style style:name="T65" style:family="text">
      <style:text-properties officeooo:rsid="00bbb45d"/>
    </style:style>
    <style:style style:name="T66" style:family="text">
      <style:text-properties officeooo:rsid="00bd4852"/>
    </style:style>
    <style:style style:name="T67" style:family="text">
      <style:text-properties officeooo:rsid="00c0bb10"/>
    </style:style>
    <style:style style:name="T68" style:family="text">
      <style:text-properties officeooo:rsid="00c30fbb"/>
    </style:style>
    <style:style style:name="T69" style:family="text">
      <style:text-properties officeooo:rsid="00c4318e"/>
    </style:style>
    <style:style style:name="T70" style:family="text">
      <style:text-properties officeooo:rsid="00d30b45"/>
    </style:style>
    <style:style style:name="T71" style:family="text">
      <style:text-properties officeooo:rsid="00d91c6e"/>
    </style:style>
    <style:style style:name="T72" style:family="text">
      <style:text-properties officeooo:rsid="00d9c4b1"/>
    </style:style>
    <style:style style:name="T73" style:family="text">
      <style:text-properties officeooo:rsid="00e34278"/>
    </style:style>
    <style:style style:name="T74" style:family="text">
      <style:text-properties officeooo:rsid="00e4312a"/>
    </style:style>
    <style:style style:name="T75" style:family="text">
      <style:text-properties officeooo:rsid="00e647a1"/>
    </style:style>
    <style:style style:name="T76" style:family="text">
      <style:text-properties officeooo:rsid="00e68646"/>
    </style:style>
    <style:style style:name="T77" style:family="text">
      <style:text-properties officeooo:rsid="00e7aba9"/>
    </style:style>
    <style:style style:name="T78" style:family="text">
      <style:text-properties officeooo:rsid="00e9b46d"/>
    </style:style>
    <style:style style:name="T79" style:family="text">
      <style:text-properties officeooo:rsid="00ebc61d"/>
    </style:style>
    <style:style style:name="T80" style:family="text">
      <style:text-properties officeooo:rsid="00ed9498"/>
    </style:style>
    <style:style style:name="T81" style:family="text">
      <style:text-properties officeooo:rsid="00f22d12"/>
    </style:style>
    <style:style style:name="T82" style:family="text">
      <style:text-properties officeooo:rsid="00f2983a"/>
    </style:style>
    <style:style style:name="T83" style:family="text">
      <style:text-properties officeooo:rsid="00fdccff"/>
    </style:style>
    <style:style style:name="T84" style:family="text">
      <style:text-properties officeooo:rsid="00fef881"/>
    </style:style>
    <style:style style:name="T85" style:family="text">
      <style:text-properties officeooo:rsid="00ff346d"/>
    </style:style>
    <style:style style:name="T86" style:family="text">
      <style:text-properties officeooo:rsid="01110d5d"/>
    </style:style>
    <style:style style:name="T87" style:family="text">
      <style:text-properties officeooo:rsid="011352e0"/>
    </style:style>
    <style:style style:name="T88" style:family="text">
      <style:text-properties officeooo:rsid="01151f3f"/>
    </style:style>
    <style:style style:name="T89" style:family="text">
      <style:text-properties officeooo:rsid="011807e4"/>
    </style:style>
    <style:style style:name="T90" style:family="text">
      <style:text-properties officeooo:rsid="011b0e25"/>
    </style:style>
    <style:style style:name="T91" style:family="text">
      <style:text-properties officeooo:rsid="011bfb27"/>
    </style:style>
    <style:style style:name="T92" style:family="text">
      <style:text-properties officeooo:rsid="011cd552"/>
    </style:style>
    <style:style style:name="T93" style:family="text">
      <style:text-properties officeooo:rsid="011ecb2d"/>
    </style:style>
    <style:style style:name="T94" style:family="text">
      <style:text-properties officeooo:rsid="011fffe6"/>
    </style:style>
    <style:style style:name="T95" style:family="text">
      <style:text-properties officeooo:rsid="012475a7"/>
    </style:style>
    <style:style style:name="T96" style:family="text">
      <style:text-properties officeooo:rsid="0124aef5"/>
    </style:style>
    <style:style style:name="T97" style:family="text">
      <style:text-properties officeooo:rsid="0125643a"/>
    </style:style>
    <style:style style:name="T98" style:family="text">
      <style:text-properties officeooo:rsid="01297cb3"/>
    </style:style>
    <style:style style:name="T99" style:family="text">
      <style:text-properties officeooo:rsid="012f6319"/>
    </style:style>
    <style:style style:name="T100" style:family="text">
      <style:text-properties officeooo:rsid="0133d19e"/>
    </style:style>
    <style:style style:name="T101" style:family="text">
      <style:text-properties officeooo:rsid="0134a102"/>
    </style:style>
    <style:style style:name="T102" style:family="text">
      <style:text-properties officeooo:rsid="0135e651"/>
    </style:style>
    <style:style style:name="T103" style:family="text">
      <style:text-properties officeooo:rsid="0136d7c2"/>
    </style:style>
    <style:style style:name="T104" style:family="text">
      <style:text-properties officeooo:rsid="013a3883"/>
    </style:style>
    <style:style style:name="T105" style:family="text">
      <style:text-properties officeooo:rsid="013b0e00"/>
    </style:style>
    <style:style style:name="T106" style:family="text">
      <style:text-properties officeooo:rsid="013bb548"/>
    </style:style>
    <style:style style:name="T107" style:family="text">
      <style:text-properties officeooo:rsid="013be27d"/>
    </style:style>
    <style:style style:name="T108" style:family="text">
      <style:text-properties officeooo:rsid="013da0bb"/>
    </style:style>
    <style:style style:name="T109" style:family="text">
      <style:text-properties officeooo:rsid="013e0aa9"/>
    </style:style>
    <style:style style:name="T110" style:family="text">
      <style:text-properties officeooo:rsid="01402e30"/>
    </style:style>
    <style:style style:name="T111" style:family="text">
      <style:text-properties officeooo:rsid="01407385"/>
    </style:style>
    <style:style style:name="T112" style:family="text">
      <style:text-properties officeooo:rsid="0142f25e"/>
    </style:style>
    <style:style style:name="T113" style:family="text">
      <style:text-properties officeooo:rsid="0144f14a"/>
    </style:style>
    <style:style style:name="T114" style:family="text">
      <style:text-properties officeooo:rsid="014637e9"/>
    </style:style>
    <style:style style:name="T115" style:family="text">
      <style:text-properties officeooo:rsid="0146ca87"/>
    </style:style>
    <style:style style:name="T116" style:family="text">
      <style:text-properties officeooo:rsid="01477178"/>
    </style:style>
    <style:style style:name="T117" style:family="text">
      <style:text-properties officeooo:rsid="014897ab"/>
    </style:style>
    <style:style style:name="T118" style:family="text">
      <style:text-properties officeooo:rsid="0148feb7"/>
    </style:style>
    <style:style style:name="T119" style:family="text">
      <style:text-properties officeooo:rsid="0149efe2"/>
    </style:style>
    <style:style style:name="T120" style:family="text">
      <style:text-properties officeooo:rsid="014ab919"/>
    </style:style>
    <style:style style:name="T121" style:family="text">
      <style:text-properties officeooo:rsid="014d1d12"/>
    </style:style>
    <style:style style:name="T122" style:family="text">
      <style:text-properties officeooo:rsid="014da288"/>
    </style:style>
    <style:style style:name="T123" style:family="text">
      <style:text-properties officeooo:rsid="014ee7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0">测试地址</text:span><text:span text:style-name="T11">(即API前缀 </text:span><text:span text:style-name="T12">server</text:span><text:span text:style-name="T11">)</text:span></text:p>
      <text:p text:style-name="P11"><text:a xlink:type="simple" xlink:href="http://115.28.41.123:8080/web"><text:span text:style-name="T50">http://115.28.52.3:8080/web</text:span></text:a></text:p>
      <text:p text:style-name="P12"/>
      <text:p text:style-name="P19">专家登录地址</text:p>
      <text:p text:style-name="P11"><text:a xlink:type="simple" xlink:href="http://115.28.41.123:8080/web/ulogin.html"><text:span text:style-name="T50">http://115.28.52.3:8080/web/ulogin.html</text:span></text:a></text:p>
      <text:p text:style-name="P12">已有账号</text:p>
      <text:p text:style-name="P12">13911111111</text:p>
      <text:p text:style-name="P12">13922222<text:span text:style-name="T54">2</text:span>22</text:p>
      <text:p text:style-name="P12">13912345678</text:p>
      <text:p text:style-name="P12"/>
      <text:p text:style-name="P19">员工登录地址</text:p>
      <text:p text:style-name="P11"><text:a xlink:type="simple" xlink:href="http://115.28.41.123:8080/web/login.html">http://115.28.52.3:8080/web/login.html</text:a> </text:p>
      <text:p text:style-name="P12">已有账号</text:p>
      <text:p text:style-name="P12">admin</text:p>
      <text:p text:style-name="P12">chief/chief1/chief2</text:p>
      <text:p text:style-name="P12">expert/expert1/expert2</text:p>
      <text:p text:style-name="P12">operator/operator1/operator2</text:p>
      <text:p text:style-name="P12"/>
      <text:p text:style-name="P18">所有账号的密码都是 passw0rd <text:s/>注意是数字0不是字母o.</text:p>
      <text:p text:style-name="P12"/>
      <text:p text:style-name="P20">测试卡号</text:p>
      <text:p text:style-name="P13"><text:span text:style-name="T64">1000, 1001......1010 </text:span><text:span text:style-name="T65">共11个</text:span><text:span text:style-name="T67">卡号</text:span><text:span text:style-name="T65">，均为7天卡，</text:span><text:span text:style-name="T66">方便测试</text:span></text:p>
      <text:p text:style-name="P17">如果用完，请联系我从后台添加新卡</text:p>
      <text:p text:style-name="P131"><text:span text:style-name="T40">密码和卡号</text:span><text:span text:style-name="T41">一致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API名称</text:p>
          </table:table-cell>
          <table:table-cell table:style-name="Table1.B1" office:value-type="string">
            <text:p text:style-name="P30"><text:span text:style-name="T119">员工</text:span>登录接口</text:p>
          </table:table-cell>
        </table:table-row>
        <table:table-row>
          <table:table-cell table:style-name="Table1.A2" office:value-type="string">
            <text:p text:style-name="P40">地址</text:p>
          </table:table-cell>
          <table:table-cell table:style-name="Table1.B2" office:value-type="string">
            <text:p text:style-name="Table_20_Contents">/<text:span text:style-name="T2">api/auth</text:span></text:p>
          </table:table-cell>
        </table:table-row>
        <table:table-row>
          <table:table-cell table:style-name="Table1.A2" office:value-type="string">
            <text:p text:style-name="P40">请求方法</text:p>
          </table:table-cell>
          <table:table-cell table:style-name="Table1.B2" office:value-type="string">
            <text:p text:style-name="P40">POST </text:p>
          </table:table-cell>
        </table:table-row>
        <table:table-row>
          <table:table-cell table:style-name="Table1.A2" office:value-type="string">
            <text:p text:style-name="P40">请求Content-Type</text:p>
          </table:table-cell>
          <table:table-cell table:style-name="Table1.B2" office:value-type="string">
            <text:p text:style-name="P30">application/x-www-form-urlencoded</text:p>
          </table:table-cell>
        </table:table-row>
        <table:table-row>
          <table:table-cell table:style-name="Table1.A2" office:value-type="string">
            <text:p text:style-name="P40">请求参数</text:p>
          </table:table-cell>
          <table:table-cell table:style-name="Table1.B2" office:value-type="string">
            <text:p text:style-name="P40">username=<text:span text:style-name="T118">{员工</text:span><text:span text:style-name="T88">账号</text:span>}&amp;password={password}</text:p>
          </table:table-cell>
        </table:table-row>
        <table:table-row>
          <table:table-cell table:style-name="Table1.A2" office:value-type="string">
            <text:p text:style-name="P40">验证通过状态码</text:p>
          </table:table-cell>
          <table:table-cell table:style-name="Table1.B2" office:value-type="string">
            <text:p text:style-name="P40">200</text:p>
          </table:table-cell>
        </table:table-row>
        <table:table-row>
          <table:table-cell table:style-name="Table1.A2" office:value-type="string">
            <text:p text:style-name="P50">响应Content-Type</text:p>
          </table:table-cell>
          <table:table-cell table:style-name="Table1.B2" office:value-type="string">
            <text:p text:style-name="P50">application/json</text:p>
          </table:table-cell>
        </table:table-row>
        <table:table-row>
          <table:table-cell table:style-name="Table1.A2" office:value-type="string">
            <text:p text:style-name="P52">响应内容</text:p>
          </table:table-cell>
          <table:table-cell table:style-name="Table1.B2" office:value-type="string">
            <text:p text:style-name="P52">{</text:p>
            <text:p text:style-name="P24"><text:span text:style-name="T32">token: </text:span><text:span text:style-name="T33">{token} <text:s/></text:span><text:span text:style-name="T34">// 以下所有的API方法都需在请求头里面带此token </text:span><text:span text:style-name="T39">token 有效期为 30天</text:span></text:p>
            <text:p text:style-name="P52">}</text:p>
          </table:table-cell>
        </table:table-row>
        <table:table-row>
          <table:table-cell table:style-name="Table1.A2" office:value-type="string">
            <text:p text:style-name="P40">验证未通过状态码</text:p>
          </table:table-cell>
          <table:table-cell table:style-name="Table1.B2" office:value-type="string">
            <text:p text:style-name="P40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API名称</text:p>
          </table:table-cell>
          <table:table-cell table:style-name="Table17.B1" office:value-type="string">
            <text:p text:style-name="P54"><text:span text:style-name="T70">发送</text:span><text:span text:style-name="T82">找回密码</text:span><text:span text:style-name="T70">验证码</text:span><text:span text:style-name="T89">(未</text:span><text:span text:style-name="T90">实现</text:span><text:span text:style-name="T89">)</text:span></text:p>
          </table:table-cell>
        </table:table-row>
        <table:table-row>
          <table:table-cell table:style-name="Table17.A2" office:value-type="string">
            <text:p text:style-name="P48">地址</text:p>
          </table:table-cell>
          <table:table-cell table:style-name="Table17.B2" office:value-type="string">
            <text:p text:style-name="P125">/<text:span text:style-name="T2">api/</text:span><text:span text:style-name="T15">employee</text:span><text:span text:style-name="T13">/password/retake?email={email} </text:span><text:span text:style-name="T14">或</text:span></text:p>
            <text:p text:style-name="P134"><text:span text:style-name="T14">/</text:span><text:span text:style-name="T2">api/</text:span><text:span text:style-name="T15">employee</text:span><text:span text:style-name="T13">/password/retake?</text:span><text:span text:style-name="T14">mobile</text:span><text:span text:style-name="T13">={</text:span><text:span text:style-name="T14">mobile</text:span><text:span text:style-name="T13">} <text:s/></text:span><text:span text:style-name="T16">或</text:span></text:p>
            <text:p text:style-name="P135"><text:span text:style-name="T14">/</text:span><text:span text:style-name="T2">api/</text:span><text:span text:style-name="T15">employee</text:span><text:span text:style-name="T13">/password/retake?</text:span><text:span text:style-name="T16">username</text:span><text:span text:style-name="T13">={</text:span><text:span text:style-name="T16">username</text:span><text:span text:style-name="T13">}</text:span></text:p>
          </table:table-cell>
        </table:table-row>
        <table:table-row>
          <table:table-cell table:style-name="Table17.A2" office:value-type="string">
            <text:p text:style-name="P61">请求方法</text:p>
          </table:table-cell>
          <table:table-cell table:style-name="Table17.B2" office:value-type="string">
            <text:p text:style-name="P61">GET</text:p>
          </table:table-cell>
        </table:table-row>
        <text:soft-page-break/>
        <table:table-row>
          <table:table-cell table:style-name="Table17.A2" office:value-type="string">
            <text:p text:style-name="P65">响应内容</text:p>
          </table:table-cell>
          <table:table-cell table:style-name="Table17.B2" office:value-type="string">
            <text:p text:style-name="P105">200 已发送</text:p>
            <text:p text:style-name="P105">400 没带email或者mobile<text:span text:style-name="T94">,username</text:span></text:p>
            <text:p text:style-name="P105">404 无此账号</text:p>
            <text:p text:style-name="P67"><text:span text:style-name="T71">500 服务器异常</text:span><text:span text:style-name="T72">或接口异常</text:span></text:p>
          </table:table-cell>
        </table:table-row>
      </table:table>
      <text:p text:style-name="P8"/>
      <text:p text:style-name="P2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9">API名称</text:p>
          </table:table-cell>
          <table:table-cell table:style-name="Table18.B1" office:value-type="string">
            <text:p text:style-name="P136">重置密码<text:span text:style-name="T91">(</text:span><text:span text:style-name="T89">未</text:span><text:span text:style-name="T90">实现</text:span><text:span text:style-name="T91">)</text:span></text:p>
          </table:table-cell>
        </table:table-row>
        <table:table-row>
          <table:table-cell table:style-name="Table18.A2" office:value-type="string">
            <text:p text:style-name="P49">地址</text:p>
          </table:table-cell>
          <table:table-cell table:style-name="Table18.B2" office:value-type="string">
            <text:p text:style-name="P126">/<text:span text:style-name="T2">api/</text:span><text:span text:style-name="T17">employee</text:span><text:span text:style-name="T13">/password/retake</text:span></text:p>
          </table:table-cell>
        </table:table-row>
        <table:table-row>
          <table:table-cell table:style-name="Table18.A2" office:value-type="string">
            <text:p text:style-name="P62">请求方法</text:p>
          </table:table-cell>
          <table:table-cell table:style-name="Table18.B2" office:value-type="string">
            <text:p text:style-name="P106">POST</text:p>
          </table:table-cell>
        </table:table-row>
        <table:table-row>
          <table:table-cell table:style-name="Table18.A2" office:value-type="string">
            <text:p text:style-name="P42">请求Content-Type</text:p>
          </table:table-cell>
          <table:table-cell table:style-name="Table18.B2" office:value-type="string">
            <text:p text:style-name="P32">application/x-www-form-urlencoded</text:p>
          </table:table-cell>
        </table:table-row>
        <table:table-row>
          <table:table-cell table:style-name="Table18.A2" office:value-type="string">
            <text:p text:style-name="P62">请求<text:span text:style-name="T73">参数</text:span></text:p>
          </table:table-cell>
          <table:table-cell table:style-name="Table18.B2" office:value-type="string">
            <text:p text:style-name="P107">{</text:p>
            <text:p text:style-name="P107">email: {email},</text:p>
            <text:p text:style-name="P107">code: {code}, // 验证码</text:p>
            <text:p text:style-name="P107">newPassword: {password}</text:p>
            <text:p text:style-name="P107">}</text:p>
            <text:p text:style-name="P109">或</text:p>
            <text:p text:style-name="P108">{</text:p>
            <text:p text:style-name="P63"><text:span text:style-name="T75">mobile</text:span><text:span text:style-name="T74">: {</text:span><text:span text:style-name="T76">mobile</text:span><text:span text:style-name="T74">},</text:span></text:p>
            <text:p text:style-name="P108">code: {code}, // 验证码</text:p>
            <text:p text:style-name="P108">newPassword: {password}</text:p>
            <text:p text:style-name="P108">}</text:p>
            <text:p text:style-name="P138"><text:span text:style-name="T92">或</text:span></text:p>
            <text:p text:style-name="P138">{</text:p>
            <text:p text:style-name="P139"><text:span text:style-name="T92">username</text:span><text:span text:style-name="T74">: {</text:span><text:span text:style-name="T92">username</text:span><text:span text:style-name="T74">},</text:span></text:p>
            <text:p text:style-name="P138">code: {code}, // 验证码</text:p>
            <text:p text:style-name="P138">newPassword: {password}</text:p>
            <text:p text:style-name="P138"><text:span text:style-name="T92">}</text:span></text:p>
          </table:table-cell>
        </table:table-row>
        <table:table-row>
          <table:table-cell table:style-name="Table18.A2" office:value-type="string">
            <text:p text:style-name="P66">响应内容</text:p>
          </table:table-cell>
          <table:table-cell table:style-name="Table18.B2" office:value-type="string">
            <text:p text:style-name="P132"><text:span text:style-name="T71">200 </text:span><text:span text:style-name="T77">重置成功</text:span></text:p>
            <text:p text:style-name="P68"><text:span text:style-name="T71">400 </text:span><text:span text:style-name="T77">参数不全</text:span></text:p>
            <text:p text:style-name="P69"><text:span text:style-name="T80">404 </text:span><text:span text:style-name="T81">账号</text:span><text:span text:style-name="T80">不存在</text:span></text:p>
            <text:p text:style-name="P68"><text:span text:style-name="T71">500 服务器异常</text:span><text:span text:style-name="T78">，</text:span><text:span text:style-name="T79">有</text:span><text:span text:style-name="T78">如下原因</text:span></text:p>
            <text:p text:style-name="P110"/>
            <text:p text:style-name="P111">exception.<text:span text:style-name="T93">employee</text:span>.retakePassword.expried 过24小时</text:p>
            <text:p text:style-name="P144">exception.<text:span text:style-name="T93">employee</text:span>.retakePassword.code.max.try 输错达3次</text:p>
            <text:p text:style-name="P144">exception.<text:span text:style-name="T93">employee</text:span>.retakePassword.code.not.equal 验证码错误</text:p>
            <text:p text:style-name="P112"/>
          </table:table-cell>
        </table:table-row>
      </table:table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API名称</text:p>
          </table:table-cell>
          <table:table-cell table:style-name="Table2.B1" office:value-type="string">
            <text:p text:style-name="P53">获取<text:span text:style-name="T120">员工</text:span>资料接口</text:p>
          </table:table-cell>
        </table:table-row>
        <table:table-row>
          <table:table-cell table:style-name="Table2.A2" office:value-type="string">
            <text:p text:style-name="P41">地址</text:p>
          </table:table-cell>
          <table:table-cell table:style-name="Table2.B2" office:value-type="string">
            <text:p text:style-name="P122">/<text:span text:style-name="T2">api/</text:span><text:span text:style-name="T18">employee</text:span><text:span text:style-name="T3">?username={</text:span><text:span text:style-name="T19">username</text:span><text:span text:style-name="T3">} </text:span></text:p>
            <text:p text:style-name="P51">/<text:span text:style-name="T55">api/</text:span><text:span text:style-name="T95">employee</text:span><text:span text:style-name="T55">/{</text:span><text:span text:style-name="T96">employeeId</text:span><text:span text:style-name="T55">} </text:span><text:span text:style-name="T37">// </text:span><text:span text:style-name="T38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55">请求方法</text:p>
          </table:table-cell>
          <table:table-cell table:style-name="Table2.B2" office:value-type="string">
            <text:p text:style-name="P55">GET</text:p>
          </table:table-cell>
        </table:table-row>
        <table:table-row>
          <table:table-cell table:style-name="Table2.A2" office:value-type="string">
            <text:p text:style-name="P55">请求头</text:p>
          </table:table-cell>
          <table:table-cell table:style-name="Table2.B2" office:value-type="string">
            <text:p text:style-name="P55">Authorization: {token}</text:p>
          </table:table-cell>
        </table:table-row>
        <text:soft-page-break/>
        <table:table-row>
          <table:table-cell table:style-name="Table2.A2" office:value-type="string">
            <text:p text:style-name="P50">响应Content-Type</text:p>
          </table:table-cell>
          <table:table-cell table:style-name="Table2.B2" office:value-type="string">
            <text:p text:style-name="P50">application/json</text:p>
          </table:table-cell>
        </table:table-row>
        <table:table-row>
          <table:table-cell table:style-name="Table2.A2" office:value-type="string">
            <text:p text:style-name="P64">响应内容</text:p>
          </table:table-cell>
          <table:table-cell table:style-name="Table2.B2" office:value-type="string">
            <text:p text:style-name="P145"><text:span text:style-name="T97">{</text:span></text:p>
            <text:p text:style-name="P145"><text:span text:style-name="T97"><text:s text:c="4"/>"total": 1,</text:span></text:p>
            <text:p text:style-name="P145"><text:span text:style-name="T97"><text:s text:c="4"/>"max": 15,</text:span></text:p>
            <text:p text:style-name="P145"><text:span text:style-name="T97"><text:s text:c="4"/>"curPage": 1,</text:span></text:p>
            <text:p text:style-name="P145"><text:span text:style-name="T97"><text:s text:c="4"/>"pageCount": 1,</text:span></text:p>
            <text:p text:style-name="P145"><text:span text:style-name="T97"><text:s text:c="4"/>"pageable": true,</text:span></text:p>
            <text:p text:style-name="P145"><text:span text:style-name="T97"><text:s text:c="4"/>"datas": [{</text:span></text:p>
            <text:p text:style-name="P145"><text:span text:style-name="T97"><text:s text:c="8"/>"id": 1,</text:span></text:p>
            <text:p text:style-name="P145"><text:span text:style-name="T97"><text:s text:c="8"/>"name": "管理员",</text:span></text:p>
            <text:p text:style-name="P145"><text:span text:style-name="T97"><text:s text:c="8"/>"username": "admin",</text:span></text:p>
            <text:p text:style-name="P145"><text:span text:style-name="T97"><text:s text:c="8"/>"status": "ONLINE", // </text:span><text:span text:style-name="T123">AWAY 暂离,LEAVING 准备下班, OFFLINE 下班</text:span></text:p>
            <text:p text:style-name="P145"><text:span text:style-name="T97"><text:s text:c="8"/>"enabled": true,</text:span></text:p>
            <text:p text:style-name="P145"><text:span text:style-name="T97"><text:s text:c="8"/>"dismissed": false,</text:span></text:p>
            <text:p text:style-name="P145"><text:span text:style-name="T97"><text:s text:c="8"/>"gender": 0,</text:span></text:p>
            <text:p text:style-name="P145"><text:span text:style-name="T97"><text:s text:c="8"/>"expire": null,</text:span></text:p>
            <text:p text:style-name="P145"><text:span text:style-name="T97"><text:s text:c="8"/>"birthday": "1983-06-04",</text:span></text:p>
            <text:p text:style-name="P145"><text:span text:style-name="T97"><text:s text:c="8"/>"idCard": "430203198602031218",</text:span></text:p>
            <text:p text:style-name="P145"><text:span text:style-name="T97"><text:s text:c="8"/>"mobile": "13028339212",</text:span></text:p>
            <text:p text:style-name="P145"><text:span text:style-name="T97"><text:s text:c="8"/>"lastLiveDate": 1378694387000,</text:span></text:p>
            <text:p text:style-name="P145"><text:span text:style-name="T97"><text:s text:c="8"/>"createdDate": "2012-06-04 01:00:00",</text:span></text:p>
            <text:p text:style-name="P145"><text:span text:style-name="T97"><text:s text:c="8"/>"lastUpdated": "2013-09-09 10:39:47",</text:span></text:p>
            <text:p text:style-name="P145"><text:span text:style-name="T97"><text:s text:c="8"/>"roles": "admin",</text:span></text:p>
            <text:p text:style-name="P145"><text:span text:style-name="T97"><text:s text:c="8"/>"company": "",</text:span></text:p>
            <text:p text:style-name="P145"><text:span text:style-name="T97"><text:s text:c="8"/>"title": "",</text:span></text:p>
            <text:p text:style-name="P145"><text:span text:style-name="T97"><text:s text:c="8"/>"version": 1,</text:span></text:p>
            <text:p text:style-name="P145"><text:span text:style-name="T97"><text:s text:c="8"/>"lastLoginDate": "2013-09-09",</text:span></text:p>
            <text:p text:style-name="P145"><text:span text:style-name="T97"><text:s text:c="8"/>"superAdmin": true</text:span></text:p>
            <text:p text:style-name="P145"><text:span text:style-name="T97"><text:s text:c="4"/>}],</text:span></text:p>
            <text:p text:style-name="P145"><text:span text:style-name="T97"><text:s text:c="4"/>"offset": 0</text:span></text:p>
            <text:p text:style-name="P145"><text:span text:style-name="T97">}</text:span></text:p>
          </table:table-cell>
        </table:table-row>
      </table:table>
      <text:p text:style-name="P10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API名称</text:p>
          </table:table-cell>
          <table:table-cell table:style-name="Table4.B1" office:value-type="string">
            <text:p text:style-name="P23"><text:span text:style-name="T27">专家</text:span><text:span text:style-name="T29">修改个人资料接口 </text:span><text:span text:style-name="T122">或</text:span></text:p>
            <text:p text:style-name="P176"><text:span text:style-name="T122">通过该接口修改工作状态</text:span></text:p>
          </table:table-cell>
        </table:table-row>
        <table:table-row>
          <table:table-cell table:style-name="Table4.A2" office:value-type="string">
            <text:p text:style-name="P42">地址</text:p>
          </table:table-cell>
          <table:table-cell table:style-name="Table4.B2" office:value-type="string">
            <text:p text:style-name="P177">/<text:span text:style-name="T2">api/</text:span><text:span text:style-name="T20">employee</text:span><text:span text:style-name="T2">/</text:span><text:span text:style-name="T4">{</text:span><text:span text:style-name="T20">employee </text:span><text:span text:style-name="T4">Id}</text:span></text:p>
          </table:table-cell>
        </table:table-row>
        <table:table-row>
          <table:table-cell table:style-name="Table4.A2" office:value-type="string">
            <text:p text:style-name="P42">请求方法</text:p>
          </table:table-cell>
          <table:table-cell table:style-name="Table4.B2" office:value-type="string">
            <text:p text:style-name="P23"><text:span text:style-name="T51">PUT</text:span><text:span text:style-name="T1"> </text:span></text:p>
          </table:table-cell>
        </table:table-row>
        <table:table-row>
          <table:table-cell table:style-name="Table4.A2" office:value-type="string">
            <text:p text:style-name="P42">请求Content-Type</text:p>
          </table:table-cell>
          <table:table-cell table:style-name="Table4.B2" office:value-type="string">
            <text:p text:style-name="P32">application/x-www-form-urlencoded</text:p>
          </table:table-cell>
        </table:table-row>
        <table:table-row>
          <table:table-cell table:style-name="Table4.A2" office:value-type="string">
            <text:p text:style-name="P70">请求头</text:p>
          </table:table-cell>
          <table:table-cell table:style-name="Table4.B2" office:value-type="string">
            <text:p text:style-name="P55">Authorization: {token}</text:p>
          </table:table-cell>
        </table:table-row>
        <table:table-row>
          <table:table-cell table:style-name="Table4.A2" office:value-type="string">
            <text:p text:style-name="P42">请求参数</text:p>
          </table:table-cell>
          <table:table-cell table:style-name="Table4.B2" office:value-type="string">
            <text:p text:style-name="P23"><text:span text:style-name="T29">见【</text:span><text:span text:style-name="T28">获取专家资料接口</text:span><text:span text:style-name="T29">】</text:span><text:span text:style-name="T30">注释</text:span></text:p>
          </table:table-cell>
        </table:table-row>
        <table:table-row>
          <table:table-cell table:style-name="Table4.A2" office:value-type="string">
            <text:p text:style-name="P23"><text:span text:style-name="T31">修改</text:span><text:span text:style-name="T1">通过状态码</text:span></text:p>
          </table:table-cell>
          <table:table-cell table:style-name="Table4.B2" office:value-type="string">
            <text:p text:style-name="P42">200</text:p>
          </table:table-cell>
        </table:table-row>
        <table:table-row>
          <table:table-cell table:style-name="Table4.A2" office:value-type="string">
            <text:p text:style-name="P23"><text:span text:style-name="T44">修改失败</text:span><text:span text:style-name="T1">状态码</text:span></text:p>
          </table:table-cell>
          <table:table-cell table:style-name="Table4.B2" office:value-type="string">
            <text:p text:style-name="P23"><text:span text:style-name="T1">40</text:span><text:span text:style-name="T31">3 没有token</text:span></text:p>
            <text:p text:style-name="P76">500 服务器错</text:p>
          </table:table-cell>
        </table:table-row>
      </table:table>
      <text:p text:style-name="P14"/>
      <text:p text:style-name="P3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API名称</text:p>
          </table:table-cell>
          <table:table-cell table:style-name="Table5.B1" office:value-type="string">
            <text:p text:style-name="P25"><text:span text:style-name="T27">专家</text:span><text:span text:style-name="T29">修改</text:span><text:span text:style-name="T42">密码</text:span></text:p>
          </table:table-cell>
        </table:table-row>
        <table:table-row>
          <table:table-cell table:style-name="Table5.A2" office:value-type="string">
            <text:p text:style-name="P43">地址</text:p>
          </table:table-cell>
          <table:table-cell table:style-name="Table5.B2" office:value-type="string">
            <text:p text:style-name="P178">/<text:span text:style-name="T2">api/</text:span><text:span text:style-name="T20">employee</text:span><text:span text:style-name="T2">/</text:span><text:span text:style-name="T4">{</text:span><text:span text:style-name="T20">employee</text:span><text:span text:style-name="T4">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43">请求方法</text:p>
          </table:table-cell>
          <table:table-cell table:style-name="Table5.B2" office:value-type="string">
            <text:p text:style-name="P25"><text:span text:style-name="T52">PUT</text:span><text:span text:style-name="T1"> </text:span></text:p>
          </table:table-cell>
        </table:table-row>
        <table:table-row>
          <table:table-cell table:style-name="Table5.A2" office:value-type="string">
            <text:p text:style-name="P43">请求Content-Type</text:p>
          </table:table-cell>
          <table:table-cell table:style-name="Table5.B2" office:value-type="string">
            <text:p text:style-name="P33">application/x-www-form-urlencoded</text:p>
          </table:table-cell>
        </table:table-row>
        <table:table-row>
          <table:table-cell table:style-name="Table5.A2" office:value-type="string">
            <text:p text:style-name="P71">请求头</text:p>
          </table:table-cell>
          <table:table-cell table:style-name="Table5.B2" office:value-type="string">
            <text:p text:style-name="P56">Authorization: {token}</text:p>
          </table:table-cell>
        </table:table-row>
        <table:table-row>
          <table:table-cell table:style-name="Table5.A2" office:value-type="string">
            <text:p text:style-name="P43">请求参数</text:p>
          </table:table-cell>
          <table:table-cell table:style-name="Table5.B2" office:value-type="string">
            <text:p text:style-name="P80">oldPassword={oldPassword} &amp; newPassword = {newPassword}</text:p>
          </table:table-cell>
        </table:table-row>
        <table:table-row>
          <table:table-cell table:style-name="Table5.A2" office:value-type="string">
            <text:p text:style-name="P25"><text:span text:style-name="T31">修改</text:span><text:span text:style-name="T1">通过状态码</text:span></text:p>
          </table:table-cell>
          <table:table-cell table:style-name="Table5.B2" office:value-type="string">
            <text:p text:style-name="P43">200</text:p>
          </table:table-cell>
        </table:table-row>
        <table:table-row>
          <table:table-cell table:style-name="Table5.A2" office:value-type="string">
            <text:p text:style-name="P113">修改通过返回内容</text:p>
          </table:table-cell>
          <table:table-cell table:style-name="Table5.B2" office:value-type="string">
            <text:p text:style-name="P78"><text:span text:style-name="T68">{token: *****} // 由于token和密码联动，</text:span><text:span text:style-name="T69">更改密码后，token将不同</text:span></text:p>
          </table:table-cell>
        </table:table-row>
        <table:table-row>
          <table:table-cell table:style-name="Table5.A2" office:value-type="string">
            <text:p text:style-name="P104"><text:span text:style-name="T43">修改失败</text:span><text:span text:style-name="T1">状态码</text:span></text:p>
          </table:table-cell>
          <table:table-cell table:style-name="Table5.B2" office:value-type="string">
            <text:p text:style-name="P103"><text:span text:style-name="T1">40</text:span><text:span text:style-name="T31">3 没有token</text:span></text:p>
            <text:p text:style-name="P77">500 <text:span text:style-name="T58">一般都是老密码</text:span><text:span text:style-name="T59">输错</text:span></text:p>
          </table:table-cell>
        </table:table-row>
      </table:table>
      <text:p text:style-name="P1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">API名称</text:p>
          </table:table-cell>
          <table:table-cell table:style-name="Table9.B1" office:value-type="string">
            <text:p text:style-name="P146"><text:span text:style-name="T98">查看待办任务</text:span></text:p>
          </table:table-cell>
        </table:table-row>
        <table:table-row>
          <table:table-cell table:style-name="Table9.A2" office:value-type="string">
            <text:p text:style-name="P47">地址</text:p>
          </table:table-cell>
          <table:table-cell table:style-name="Table9.B2" office:value-type="string">
            <text:p text:style-name="P124">/<text:span text:style-name="T2">api/</text:span><text:span text:style-name="T9">{userId}/</text:span><text:span text:style-name="T8">examination</text:span></text:p>
          </table:table-cell>
        </table:table-row>
        <table:table-row>
          <table:table-cell table:style-name="Table9.A2" office:value-type="string">
            <text:p text:style-name="P47">请求方法</text:p>
          </table:table-cell>
          <table:table-cell table:style-name="Table9.B2" office:value-type="string">
            <text:p text:style-name="P99">POST</text:p>
          </table:table-cell>
        </table:table-row>
        <table:table-row>
          <table:table-cell table:style-name="Table9.A2" office:value-type="string">
            <text:p text:style-name="P47">请求Content-Type</text:p>
          </table:table-cell>
          <table:table-cell table:style-name="Table9.B2" office:value-type="string">
            <text:p text:style-name="P99">application/x-www-form-urlencoded</text:p>
            <text:p text:style-name="P99">enctype=“multipart/form-data”</text:p>
          </table:table-cell>
        </table:table-row>
        <table:table-row>
          <table:table-cell table:style-name="Table9.A2" office:value-type="string">
            <text:p text:style-name="P75">请求头</text:p>
          </table:table-cell>
          <table:table-cell table:style-name="Table9.B2" office:value-type="string">
            <text:p text:style-name="P60">Authorization: {token}</text:p>
          </table:table-cell>
        </table:table-row>
        <table:table-row>
          <table:table-cell table:style-name="Table9.A2" office:value-type="string">
            <text:p text:style-name="P47">请求参数</text:p>
          </table:table-cell>
          <table:table-cell table:style-name="Table9.B2" office:value-type="string">
            <text:p text:style-name="P99"><text:span text:style-name="T56">f</text:span>ile=*****</text:p>
            <text:p text:style-name="P100"><text:span text:style-name="T56">apkId // </text:span><text:span text:style-name="T57">必填</text:span></text:p>
            <text:p text:style-name="P120">md5 // <text:span text:style-name="T60">必填 可以是假值</text:span></text:p>
            <text:p text:style-name="P121">isGziped // 必填 是否gzip压缩</text:p>
            <text:p text:style-name="P101">bodyTemp 体温 非必填</text:p>
            <text:p text:style-name="P101">bloodSugar 血糖 非必填</text:p>
            <text:p text:style-name="P101">medicine 服用药物 非必填</text:p>
          </table:table-cell>
        </table:table-row>
        <table:table-row>
          <table:table-cell table:style-name="Table9.A2" office:value-type="string">
            <text:p text:style-name="P98"><text:span text:style-name="T53">上传成功</text:span><text:span text:style-name="T1">状态码</text:span></text:p>
          </table:table-cell>
          <table:table-cell table:style-name="Table9.B2" office:value-type="string">
            <text:p text:style-name="P47">200</text:p>
          </table:table-cell>
        </table:table-row>
        <table:table-row>
          <table:table-cell table:style-name="Table9.A2" office:value-type="string">
            <text:p text:style-name="P98"><text:span text:style-name="T53">上传失败</text:span><text:span text:style-name="T1">状态码</text:span></text:p>
          </table:table-cell>
          <table:table-cell table:style-name="Table9.B2" office:value-type="string">
            <text:p text:style-name="P133"><text:span text:style-name="T1">40</text:span><text:span text:style-name="T31">3 没有token</text:span></text:p>
            <text:p text:style-name="P79">500 服务器错</text:p>
            <text:p text:style-name="P79"/>
            <text:p text:style-name="P119"><text:span text:style-name="T86">none.operator.is.linked.with.expert </text:span>所有的接线员都没绑定专家</text:p>
            <text:p text:style-name="P118">examination.reply.is.not.free 系统参数不允许免费使用且专家该时段没充值</text:p>
          </table:table-cell>
        </table:table-row>
      </table:table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API名称</text:p>
          </table:table-cell>
          <table:table-cell table:style-name="Table6.B1" office:value-type="string">
            <text:p text:style-name="P147"><text:span text:style-name="T98">查看待办任务</text:span><text:span text:style-name="T99">(仅返回本人</text:span><text:span text:style-name="T121">权限范围内可查看的</text:span><text:span text:style-name="T99">任务)</text:span></text:p>
          </table:table-cell>
        </table:table-row>
        <table:table-row>
          <table:table-cell table:style-name="Table6.A2" office:value-type="string">
            <text:p text:style-name="P44">地址</text:p>
          </table:table-cell>
          <table:table-cell table:style-name="Table6.B2" office:value-type="string">
            <text:p text:style-name="P179"><text:span text:style-name="T21">/api/task?status:ne=completed&amp;page.max=15&amp;page.curPage=1</text:span></text:p>
          </table:table-cell>
        </table:table-row>
        <table:table-row>
          <table:table-cell table:style-name="Table6.A2" office:value-type="string">
            <text:p text:style-name="P44">请求方法</text:p>
          </table:table-cell>
          <table:table-cell table:style-name="Table6.B2" office:value-type="string">
            <text:p text:style-name="P81">GET</text:p>
          </table:table-cell>
        </table:table-row>
        <table:table-row>
          <table:table-cell table:style-name="Table6.A2" office:value-type="string">
            <text:p text:style-name="P72">请求头</text:p>
          </table:table-cell>
          <table:table-cell table:style-name="Table6.B2" office:value-type="string">
            <text:p text:style-name="P57">Authorization: {token}</text:p>
          </table:table-cell>
        </table:table-row>
        <table:table-row>
          <table:table-cell table:style-name="Table6.A2" office:value-type="string">
            <text:p text:style-name="P102">请求参数</text:p>
          </table:table-cell>
          <table:table-cell table:style-name="Table6.B2" office:value-type="string">
            <text:p text:style-name="P114">查询apkId范围</text:p>
            <text:p text:style-name="P84"><text:soft-page-break/><text:span text:style-name="T62">apkId</text:span><text:span text:style-name="T61">:in=1,2,3,4 <text:s/></text:span></text:p>
            <text:p text:style-name="P84"><text:span text:style-name="T63">apkId</text:span><text:span text:style-name="T61">:notIn=1,2,3,4</text:span></text:p>
            <text:p text:style-name="P102"/>
            <text:p text:style-name="P114">查询上传时间范围 </text:p>
            <text:p text:style-name="P114">createdDate:gth={yyyy-MM-dd} // 从yyyy-MM-dd日期的0时0分开始</text:p>
            <text:p text:style-name="P85"><text:span text:style-name="T83">createdDate:</text:span><text:span text:style-name="T84">l</text:span><text:span text:style-name="T83">th={yyyy-MM-dd} // 从yyyy-MM-dd日期的0时0分</text:span><text:span text:style-name="T84">以前</text:span></text:p>
            <text:p text:style-name="P115"/>
            <text:p text:style-name="P116">例子:</text:p>
            <text:p text:style-name="P87"><text:span text:style-name="T84">*****</text:span><text:span text:style-name="T85">/task?createdDate:gth=2013-07-10</text:span></text:p>
            <text:p text:style-name="P117">或</text:p>
            <text:p text:style-name="P86"><text:span text:style-name="T84">*****</text:span><text:span text:style-name="T85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82">响应Content-Type</text:p>
          </table:table-cell>
          <table:table-cell table:style-name="Table6.B2" office:value-type="string">
            <text:p text:style-name="P82">application/json</text:p>
          </table:table-cell>
        </table:table-row>
        <table:table-row>
          <table:table-cell table:style-name="Table6.A2" office:value-type="string">
            <text:p text:style-name="P88">响应内容</text:p>
          </table:table-cell>
          <table:table-cell table:style-name="Table6.B2" office:value-type="string">
            <text:p text:style-name="P89">{</text:p>
            <text:p text:style-name="P89"><text:s text:c="4"/>"total": 2,</text:p>
            <text:p text:style-name="P89"><text:s text:c="4"/>"max": 15,</text:p>
            <text:p text:style-name="P89"><text:s text:c="4"/>"curPage": 1,</text:p>
            <text:p text:style-name="P89"><text:s text:c="4"/>"pageCount": 1,</text:p>
            <text:p text:style-name="P89"><text:s text:c="4"/>"pageable": true,</text:p>
            <text:p text:style-name="P89"><text:s text:c="4"/>"datas": [{</text:p>
            <text:p text:style-name="P89"><text:s text:c="8"/>"id": 2,</text:p>
            <text:p text:style-name="P89"><text:s text:c="8"/>"status": "pending", // 请求状态</text:p>
            <text:p text:style-name="P89"><text:s text:c="8"/>"userId": 1,</text:p>
            <text:p text:style-name="P89"><text:s text:c="8"/>"userName": "测试专家1",</text:p>
            <text:p text:style-name="P89"><text:s text:c="8"/>"expertId": null, // 处理专家的ID</text:p>
            <text:p text:style-name="P89"><text:s text:c="8"/>"operatorId": 8, // 接线员的ID</text:p>
            <text:p text:style-name="P89"><text:s text:c="8"/>"auto": false, // 是否自动回复</text:p>
            <text:p text:style-name="P89"><text:s text:c="8"/>"createdDate": "2013-07-02 1:00:00", // 请求时间</text:p>
            <text:p text:style-name="P89"><text:s text:c="8"/>"completedDate": null, // 回复时间</text:p>
            <text:p text:style-name="P89"><text:s text:c="8"/>"version": 1,</text:p>
            <text:p text:style-name="P29"><text:span text:style-name="T45"><text:s text:c="8"/>"examinationId": 2, </text:span><text:span text:style-name="T35">// </text:span><text:span text:style-name="T36">医疗数据ID，后面的API用到</text:span></text:p>
            <text:p text:style-name="P26"><text:span text:style-name="T45"><text:s text:c="8"/>"level": "outside", </text:span><text:span text:style-name="T46">// 级别说明</text:span></text:p>
            <text:p text:style-name="P89"><text:s text:c="8"/>"complete": false</text:p>
            <text:p text:style-name="P89"><text:s text:c="4"/>}, {</text:p>
            <text:p text:style-name="P89"><text:s text:c="8"/>"id": 1,</text:p>
            <text:p text:style-name="P89"><text:s text:c="8"/>"status": "pending",</text:p>
            <text:p text:style-name="P89"><text:s text:c="8"/>"userId": 1,</text:p>
            <text:p text:style-name="P89"><text:s text:c="8"/>"userName": "测试专家1",</text:p>
            <text:p text:style-name="P89"><text:s text:c="8"/>"expertId": null,</text:p>
            <text:p text:style-name="P89"><text:s text:c="8"/>"operatorId": 8,</text:p>
            <text:p text:style-name="P89"><text:s text:c="8"/>"auto": false,</text:p>
            <text:p text:style-name="P89"><text:s text:c="8"/>"createdDate": "2013-07-01 01:00:00",</text:p>
            <text:p text:style-name="P89"><text:s text:c="8"/>"completedDate": null,</text:p>
            <text:p text:style-name="P89"><text:s text:c="8"/>"version": 1,</text:p>
            <text:p text:style-name="P89"><text:s text:c="8"/>"examinationId": 1, </text:p>
            <text:p text:style-name="P89"><text:s text:c="8"/>"level": "success",</text:p>
            <text:p text:style-name="P89"><text:s text:c="8"/>"complete": false</text:p>
            <text:p text:style-name="P89"><text:s text:c="4"/>}],</text:p>
            <text:p text:style-name="P89"><text:soft-page-break/><text:s text:c="4"/>"offset": 0</text:p>
            <text:p text:style-name="P89">}</text:p>
          </table:table-cell>
        </table:table-row>
        <table:table-row>
          <table:table-cell table:style-name="Table6.A2" office:value-type="string">
            <text:p text:style-name="P90">枚举类说明</text:p>
          </table:table-cell>
          <table:table-cell table:style-name="Table6.B2" office:value-type="string">
            <text:p text:style-name="P90">status有三种状态</text:p>
            <text:p text:style-name="P90">pending 等待接线员回复</text:p>
            <text:p text:style-name="P90">proceeding 等待专家回复</text:p>
            <text:p text:style-name="P90">completed 已回复</text:p>
            <text:p text:style-name="P90"/>
            <text:p text:style-name="P91">level 有4种状态</text:p>
            <text:p text:style-name="P91">success 健康</text:p>
            <text:p text:style-name="P91">warning 需要检查</text:p>
            <text:p text:style-name="P91">danger 危险</text:p>
            <text:p text:style-name="P91">outside 数据异常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5">API名称</text:p>
          </table:table-cell>
          <table:table-cell table:style-name="Table7.B1" office:value-type="string">
            <text:p text:style-name="P92">查看体检医疗数据</text:p>
          </table:table-cell>
        </table:table-row>
        <table:table-row>
          <table:table-cell table:style-name="Table7.A2" office:value-type="string">
            <text:p text:style-name="P45">地址</text:p>
          </table:table-cell>
          <table:table-cell table:style-name="Table7.B2" office:value-type="string">
            <text:p text:style-name="P123">/<text:span text:style-name="T2">api/</text:span><text:span text:style-name="T6">examination/</text:span><text:span text:style-name="T7">{</text:span><text:span text:style-name="T6">examinationId</text:span><text:span text:style-name="T7">}</text:span></text:p>
          </table:table-cell>
        </table:table-row>
        <table:table-row>
          <table:table-cell table:style-name="Table7.A2" office:value-type="string">
            <text:p text:style-name="P45">请求方法</text:p>
          </table:table-cell>
          <table:table-cell table:style-name="Table7.B2" office:value-type="string">
            <text:p text:style-name="P93">GET</text:p>
          </table:table-cell>
        </table:table-row>
        <table:table-row>
          <table:table-cell table:style-name="Table7.A2" office:value-type="string">
            <text:p text:style-name="P73">请求头</text:p>
          </table:table-cell>
          <table:table-cell table:style-name="Table7.B2" office:value-type="string">
            <text:p text:style-name="P58">Authorization: {token}</text:p>
          </table:table-cell>
        </table:table-row>
        <table:table-row>
          <table:table-cell table:style-name="Table7.A2" office:value-type="string">
            <text:p text:style-name="P82">响应Content-Type</text:p>
          </table:table-cell>
          <table:table-cell table:style-name="Table7.B2" office:value-type="string">
            <text:p text:style-name="P82">application/json</text:p>
          </table:table-cell>
        </table:table-row>
        <table:table-row>
          <table:table-cell table:style-name="Table7.A2" office:value-type="string">
            <text:p text:style-name="P95">响应内容</text:p>
          </table:table-cell>
          <table:table-cell table:style-name="Table7.B2" office:value-type="string">
            <text:p text:style-name="P97">{</text:p>
            <text:p text:style-name="P97"><text:s text:c="4"/>"id": 2,</text:p>
            <text:p text:style-name="P97"><text:s text:c="4"/>"userId": 1,</text:p>
            <text:p text:style-name="P97"><text:s text:c="4"/>"userName": "测试专家1",</text:p>
            <text:p text:style-name="P97"><text:s text:c="4"/>"testItem": "PHONE",</text:p>
            <text:p text:style-name="P97"><text:s text:c="4"/>"userType": "VIP",</text:p>
            <text:p text:style-name="P97"><text:s text:c="4"/>"level": "outside",</text:p>
            <text:p text:style-name="P27"><text:span text:style-name="T48"><text:s text:c="4"/>"bloodPressureLow": 80, </text:span><text:span text:style-name="T49">// 舒张压</text:span></text:p>
            <text:p text:style-name="P27"><text:span text:style-name="T48"><text:s text:c="4"/>"bloodPressureHigh": 120, </text:span><text:span text:style-name="T49">// 收缩压</text:span></text:p>
            <text:p text:style-name="P27"><text:span text:style-name="T48"><text:s text:c="4"/>"heartRhythm": -100, </text:span><text:span text:style-name="T49">// 心率</text:span></text:p>
            <text:p text:style-name="P27"><text:span text:style-name="T48"><text:s text:c="4"/>"bloodOxygen": null, </text:span><text:span text:style-name="T49">// 血氧浓度</text:span></text:p>
            <text:p text:style-name="P27"><text:span text:style-name="T48"><text:s text:c="4"/>"breath": 80, // </text:span><text:span text:style-name="T49">呼吸</text:span></text:p>
            <text:p text:style-name="P27"><text:span text:style-name="T48"><text:s text:c="4"/>"bodyTemp": 37.5, // </text:span><text:span text:style-name="T49">体温</text:span></text:p>
            <text:p text:style-name="P27"><text:span text:style-name="T48"><text:s text:c="4"/>"pulserate": 60, </text:span><text:span text:style-name="T49">// 脉率</text:span></text:p>
            <text:p text:style-name="P97"><text:s text:c="4"/>"hasDataError": null,</text:p>
            <text:p text:style-name="P97"><text:s text:c="4"/>"heartData": "",</text:p>
            <text:p text:style-name="P97"><text:s text:c="4"/>"temp": 37.6,</text:p>
            <text:p text:style-name="P97"><text:s text:c="4"/>"chargeType": "YEAR",</text:p>
            <text:p text:style-name="P97"><text:s text:c="4"/>"createdDate": "2013-07-04 01:00:00",</text:p>
            <text:p text:style-name="P97"><text:s text:c="4"/>"version": 1</text:p>
            <text:p text:style-name="P97">}</text:p>
          </table:table-cell>
        </table:table-row>
      </table:table>
      <text:p text:style-name="P5"/>
      <text:p text:style-name="P1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8">API名称</text:p>
          </table:table-cell>
          <table:table-cell table:style-name="Table3.B1" office:value-type="string">
            <text:p text:style-name="P151">查看<text:span text:style-name="T100">预设</text:span><text:span text:style-name="T101">规则</text:span></text:p>
          </table:table-cell>
        </table:table-row>
        <table:table-row>
          <table:table-cell table:style-name="Table3.A2" office:value-type="string">
            <text:p text:style-name="P152">地址</text:p>
          </table:table-cell>
          <table:table-cell table:style-name="Table3.B2" office:value-type="string">
            <text:p text:style-name="P180"><text:span text:style-name="T22">/api/rule?usage=group&amp;page.max=999</text:span></text:p>
          </table:table-cell>
        </table:table-row>
        <table:table-row>
          <table:table-cell table:style-name="Table3.A2" office:value-type="string">
            <text:p text:style-name="P152">请求方法</text:p>
          </table:table-cell>
          <table:table-cell table:style-name="Table3.B2" office:value-type="string">
            <text:p text:style-name="P155">GET</text:p>
          </table:table-cell>
        </table:table-row>
        <text:soft-page-break/>
        <table:table-row>
          <table:table-cell table:style-name="Table3.A2" office:value-type="string">
            <text:p text:style-name="P158">请求头</text:p>
          </table:table-cell>
          <table:table-cell table:style-name="Table3.B2" office:value-type="string">
            <text:p text:style-name="P140">Authorization: {token}</text:p>
          </table:table-cell>
        </table:table-row>
        <table:table-row>
          <table:table-cell table:style-name="Table3.A2" office:value-type="string">
            <text:p text:style-name="P162">响应Content-Type</text:p>
          </table:table-cell>
          <table:table-cell table:style-name="Table3.B2" office:value-type="string">
            <text:p text:style-name="P162">application/json</text:p>
          </table:table-cell>
        </table:table-row>
        <table:table-row>
          <table:table-cell table:style-name="Table3.A2" office:value-type="string">
            <text:p text:style-name="P165">响应内容</text:p>
          </table:table-cell>
          <table:table-cell table:style-name="Table3.B2" office:value-type="string">
            <text:p text:style-name="P168"><text:span text:style-name="T102">{</text:span></text:p>
            <text:p text:style-name="P168"><text:span text:style-name="T102"><text:s text:c="4"/>"total": 5,</text:span></text:p>
            <text:p text:style-name="P168"><text:span text:style-name="T102"><text:s text:c="4"/>"max": 999,</text:span></text:p>
            <text:p text:style-name="P168"><text:span text:style-name="T102"><text:s text:c="4"/>"curPage": 1,</text:span></text:p>
            <text:p text:style-name="P168"><text:span text:style-name="T102"><text:s text:c="4"/>"pageCount": 1,</text:span></text:p>
            <text:p text:style-name="P168"><text:span text:style-name="T102"><text:s text:c="4"/>"pageable": true,</text:span></text:p>
            <text:p text:style-name="P168"><text:span text:style-name="T102"><text:s text:c="4"/>"datas": [{</text:span></text:p>
            <text:p text:style-name="P168"><text:span text:style-name="T102"><text:s text:c="8"/>"id": 674,</text:span></text:p>
            <text:p text:style-name="P168"><text:span text:style-name="T102"><text:s text:c="8"/>"name": "血氧饱和度规则",</text:span></text:p>
            <text:p text:style-name="P168"><text:span text:style-name="T102"><text:s text:c="8"/>"code": "4",</text:span></text:p>
            <text:p text:style-name="P168"><text:span text:style-name="T102"><text:s text:c="8"/>"type": "11",</text:span></text:p>
            <text:p text:style-name="P168"><text:span text:style-name="T102"><text:s text:c="8"/>"usage": "group",</text:span></text:p>
            <text:p text:style-name="P168"><text:span text:style-name="T102"><text:s text:c="8"/>"groupId": null,</text:span></text:p>
            <text:p text:style-name="P168"><text:span text:style-name="T102"><text:s text:c="8"/>"employeeId": null,</text:span></text:p>
            <text:p text:style-name="P168"><text:span text:style-name="T102"><text:s text:c="8"/>"unit": "单位",</text:span></text:p>
            <text:p text:style-name="P168"><text:span text:style-name="T102"><text:s text:c="8"/>"level": "success",</text:span></text:p>
            <text:p text:style-name="P168"><text:span text:style-name="T102"><text:s text:c="8"/>"min": 0.0,</text:span></text:p>
            <text:p text:style-name="P168"><text:span text:style-name="T102"><text:s text:c="8"/>"max": 200.0,</text:span></text:p>
            <text:p text:style-name="P168"><text:span text:style-name="T102"><text:s text:c="8"/>"createdDate": "2013-08-29 08:47:55",</text:span></text:p>
            <text:p text:style-name="P168"><text:span text:style-name="T102"><text:s text:c="8"/>"lastUpdated": "2013-08-29 08:47:55",</text:span></text:p>
            <text:p text:style-name="P168"><text:span text:style-name="T102"><text:s text:c="8"/>"remark": "血氧饱和度规则",</text:span></text:p>
            <text:p text:style-name="P168"><text:span text:style-name="T102"><text:s text:c="8"/>"version": 0,</text:span></text:p>
            <text:p text:style-name="P168"><text:span text:style-name="T102"><text:s text:c="8"/>"canReply": true,</text:span></text:p>
            <text:p text:style-name="P168"><text:span text:style-name="T102"><text:s text:c="8"/>"employeeName": null</text:span></text:p>
            <text:p text:style-name="P168"><text:span text:style-name="T102"><text:s text:c="4"/>}, {</text:span></text:p>
            <text:p text:style-name="P168"><text:span text:style-name="T102"><text:s text:c="8"/>"id": 684,</text:span></text:p>
            <text:p text:style-name="P168"><text:span text:style-name="T102"><text:s text:c="8"/>"name": "舒张压规则",</text:span></text:p>
            <text:p text:style-name="P168"><text:span text:style-name="T102"><text:s text:c="8"/>"code": "1",</text:span></text:p>
            <text:p text:style-name="P168"><text:span text:style-name="T102"><text:s text:c="8"/>"type": "11",</text:span></text:p>
            <text:p text:style-name="P168"><text:span text:style-name="T102"><text:s text:c="8"/>"usage": "group",</text:span></text:p>
            <text:p text:style-name="P168"><text:span text:style-name="T102"><text:s text:c="8"/>"groupId": null,</text:span></text:p>
            <text:p text:style-name="P168"><text:span text:style-name="T102"><text:s text:c="8"/>"employeeId": null,</text:span></text:p>
            <text:p text:style-name="P168"><text:span text:style-name="T102"><text:s text:c="8"/>"unit": "单位",</text:span></text:p>
            <text:p text:style-name="P168"><text:span text:style-name="T102"><text:s text:c="8"/>"level": "success",</text:span></text:p>
            <text:p text:style-name="P168"><text:span text:style-name="T102"><text:s text:c="8"/>"min": 0.0,</text:span></text:p>
            <text:p text:style-name="P168"><text:span text:style-name="T102"><text:s text:c="8"/>"max": 250.0,</text:span></text:p>
            <text:p text:style-name="P168"><text:span text:style-name="T102"><text:s text:c="8"/>"createdDate": "2013-08-29 08:49:43",</text:span></text:p>
            <text:p text:style-name="P168"><text:span text:style-name="T102"><text:s text:c="8"/>"lastUpdated": "2013-08-29 08:49:43",</text:span></text:p>
            <text:p text:style-name="P168"><text:span text:style-name="T102"><text:s text:c="8"/>"remark": "舒张压规则",</text:span></text:p>
            <text:p text:style-name="P168"><text:span text:style-name="T102"><text:s text:c="8"/>"version": 0,</text:span></text:p>
            <text:p text:style-name="P168"><text:span text:style-name="T102"><text:s text:c="8"/>"canReply": true,</text:span></text:p>
            <text:p text:style-name="P168"><text:span text:style-name="T102"><text:s text:c="8"/>"employeeName": null</text:span></text:p>
            <text:p text:style-name="P168"><text:span text:style-name="T102"><text:s text:c="4"/>}, {</text:span></text:p>
            <text:p text:style-name="P168"><text:span text:style-name="T102"><text:s text:c="8"/>"id": 691,</text:span></text:p>
            <text:p text:style-name="P168"><text:span text:style-name="T102"><text:s text:c="8"/>"name": "心率规则",</text:span></text:p>
            <text:p text:style-name="P168"><text:soft-page-break/><text:span text:style-name="T102"><text:s text:c="8"/>"code": "3",</text:span></text:p>
            <text:p text:style-name="P168"><text:span text:style-name="T102"><text:s text:c="8"/>"type": "11",</text:span></text:p>
            <text:p text:style-name="P168"><text:span text:style-name="T102"><text:s text:c="8"/>"usage": "group",</text:span></text:p>
            <text:p text:style-name="P168"><text:span text:style-name="T102"><text:s text:c="8"/>"groupId": null,</text:span></text:p>
            <text:p text:style-name="P168"><text:span text:style-name="T102"><text:s text:c="8"/>"employeeId": null,</text:span></text:p>
            <text:p text:style-name="P168"><text:span text:style-name="T102"><text:s text:c="8"/>"unit": "单位",</text:span></text:p>
            <text:p text:style-name="P168"><text:span text:style-name="T102"><text:s text:c="8"/>"level": "success",</text:span></text:p>
            <text:p text:style-name="P168"><text:span text:style-name="T102"><text:s text:c="8"/>"min": 0.0,</text:span></text:p>
            <text:p text:style-name="P168"><text:span text:style-name="T102"><text:s text:c="8"/>"max": 200.0,</text:span></text:p>
            <text:p text:style-name="P168"><text:span text:style-name="T102"><text:s text:c="8"/>"createdDate": "2013-08-29 08:51:22",</text:span></text:p>
            <text:p text:style-name="P168"><text:span text:style-name="T102"><text:s text:c="8"/>"lastUpdated": "2013-08-29 08:51:22",</text:span></text:p>
            <text:p text:style-name="P168"><text:span text:style-name="T102"><text:s text:c="8"/>"remark": "心率规则",</text:span></text:p>
            <text:p text:style-name="P168"><text:span text:style-name="T102"><text:s text:c="8"/>"version": 0,</text:span></text:p>
            <text:p text:style-name="P168"><text:span text:style-name="T102"><text:s text:c="8"/>"canReply": true,</text:span></text:p>
            <text:p text:style-name="P168"><text:span text:style-name="T102"><text:s text:c="8"/>"employeeName": null</text:span></text:p>
            <text:p text:style-name="P168"><text:span text:style-name="T102"><text:s text:c="4"/>}, {</text:span></text:p>
            <text:p text:style-name="P168"><text:span text:style-name="T102"><text:s text:c="8"/>"id": 703,</text:span></text:p>
            <text:p text:style-name="P168"><text:span text:style-name="T102"><text:s text:c="8"/>"name": "体温规则",</text:span></text:p>
            <text:p text:style-name="P168"><text:span text:style-name="T102"><text:s text:c="8"/>"code": "6",</text:span></text:p>
            <text:p text:style-name="P168"><text:span text:style-name="T102"><text:s text:c="8"/>"type": "11",</text:span></text:p>
            <text:p text:style-name="P168"><text:span text:style-name="T102"><text:s text:c="8"/>"usage": "group",</text:span></text:p>
            <text:p text:style-name="P168"><text:span text:style-name="T102"><text:s text:c="8"/>"groupId": null,</text:span></text:p>
            <text:p text:style-name="P168"><text:span text:style-name="T102"><text:s text:c="8"/>"employeeId": null,</text:span></text:p>
            <text:p text:style-name="P168"><text:span text:style-name="T102"><text:s text:c="8"/>"unit": "单位",</text:span></text:p>
            <text:p text:style-name="P168"><text:span text:style-name="T102"><text:s text:c="8"/>"level": "success",</text:span></text:p>
            <text:p text:style-name="P168"><text:span text:style-name="T102"><text:s text:c="8"/>"min": 30.0,</text:span></text:p>
            <text:p text:style-name="P168"><text:span text:style-name="T102"><text:s text:c="8"/>"max": 45.0,</text:span></text:p>
            <text:p text:style-name="P168"><text:span text:style-name="T102"><text:s text:c="8"/>"createdDate": "2013-08-29 08:53:33",</text:span></text:p>
            <text:p text:style-name="P168"><text:span text:style-name="T102"><text:s text:c="8"/>"lastUpdated": "2013-08-29 08:53:33",</text:span></text:p>
            <text:p text:style-name="P168"><text:span text:style-name="T102"><text:s text:c="8"/>"remark": "体温规则",</text:span></text:p>
            <text:p text:style-name="P168"><text:span text:style-name="T102"><text:s text:c="8"/>"version": 0,</text:span></text:p>
            <text:p text:style-name="P168"><text:span text:style-name="T102"><text:s text:c="8"/>"canReply": true,</text:span></text:p>
            <text:p text:style-name="P168"><text:span text:style-name="T102"><text:s text:c="8"/>"employeeName": null</text:span></text:p>
            <text:p text:style-name="P168"><text:span text:style-name="T102"><text:s text:c="4"/>}, {</text:span></text:p>
            <text:p text:style-name="P168"><text:span text:style-name="T102"><text:s text:c="8"/>"id": 709,</text:span></text:p>
            <text:p text:style-name="P168"><text:span text:style-name="T102"><text:s text:c="8"/>"name": "收缩压规则",</text:span></text:p>
            <text:p text:style-name="P168"><text:span text:style-name="T102"><text:s text:c="8"/>"code": "2",</text:span></text:p>
            <text:p text:style-name="P168"><text:span text:style-name="T102"><text:s text:c="8"/>"type": "11",</text:span></text:p>
            <text:p text:style-name="P168"><text:span text:style-name="T102"><text:s text:c="8"/>"usage": "group",</text:span></text:p>
            <text:p text:style-name="P168"><text:span text:style-name="T102"><text:s text:c="8"/>"groupId": null,</text:span></text:p>
            <text:p text:style-name="P168"><text:span text:style-name="T102"><text:s text:c="8"/>"employeeId": null,</text:span></text:p>
            <text:p text:style-name="P168"><text:span text:style-name="T102"><text:s text:c="8"/>"unit": "单位",</text:span></text:p>
            <text:p text:style-name="P168"><text:span text:style-name="T102"><text:s text:c="8"/>"level": "success",</text:span></text:p>
            <text:p text:style-name="P168"><text:span text:style-name="T102"><text:s text:c="8"/>"min": 0.0,</text:span></text:p>
            <text:p text:style-name="P168"><text:span text:style-name="T102"><text:s text:c="8"/>"max": 200.0,</text:span></text:p>
            <text:p text:style-name="P168"><text:span text:style-name="T102"><text:s text:c="8"/>"createdDate": "2013-08-29 08:54:42",</text:span></text:p>
            <text:p text:style-name="P168"><text:span text:style-name="T102"><text:s text:c="8"/>"lastUpdated": "2013-08-29 08:54:42",</text:span></text:p>
            <text:p text:style-name="P168"><text:span text:style-name="T102"><text:s text:c="8"/>"remark": "收缩压规则",</text:span></text:p>
            <text:p text:style-name="P168"><text:soft-page-break/><text:span text:style-name="T102"><text:s text:c="8"/>"version": 0,</text:span></text:p>
            <text:p text:style-name="P168"><text:span text:style-name="T102"><text:s text:c="8"/>"canReply": true,</text:span></text:p>
            <text:p text:style-name="P168"><text:span text:style-name="T102"><text:s text:c="8"/>"employeeName": null</text:span></text:p>
            <text:p text:style-name="P168"><text:span text:style-name="T102"><text:s text:c="4"/>}],</text:span></text:p>
            <text:p text:style-name="P168"><text:span text:style-name="T102"><text:s text:c="4"/>"offset": 0</text:span></text:p>
            <text:p text:style-name="P168"><text:span text:style-name="T102">}</text:span></text:p>
          </table:table-cell>
        </table:table-row>
      </table:table>
      <text:p text:style-name="P128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API名称</text:p>
          </table:table-cell>
          <table:table-cell table:style-name="Table8.B1" office:value-type="string">
            <text:p text:style-name="P28"><text:span text:style-name="T47">查看</text:span><text:span text:style-name="T103">每条规则下的预定义回复</text:span></text:p>
          </table:table-cell>
        </table:table-row>
        <table:table-row>
          <table:table-cell table:style-name="Table8.A2" office:value-type="string">
            <text:p text:style-name="P46">地址</text:p>
          </table:table-cell>
          <table:table-cell table:style-name="Table8.B2" office:value-type="string">
            <text:p text:style-name="P181"><text:span text:style-name="T23">/api/rule?groupId=</text:span><text:span text:style-name="T24">{ruleId}</text:span><text:span text:style-name="T23">&amp;usage=filter&amp;page.max=999</text:span></text:p>
          </table:table-cell>
        </table:table-row>
        <table:table-row>
          <table:table-cell table:style-name="Table8.A2" office:value-type="string">
            <text:p text:style-name="P46">请求方法</text:p>
          </table:table-cell>
          <table:table-cell table:style-name="Table8.B2" office:value-type="string">
            <text:p text:style-name="P94">GET</text:p>
          </table:table-cell>
        </table:table-row>
        <table:table-row>
          <table:table-cell table:style-name="Table8.A2" office:value-type="string">
            <text:p text:style-name="P74">请求头</text:p>
          </table:table-cell>
          <table:table-cell table:style-name="Table8.B2" office:value-type="string">
            <text:p text:style-name="P59">Authorization: {token}</text:p>
          </table:table-cell>
        </table:table-row>
        <table:table-row>
          <table:table-cell table:style-name="Table8.A2" office:value-type="string">
            <text:p text:style-name="P83">响应Content-Type</text:p>
          </table:table-cell>
          <table:table-cell table:style-name="Table8.B2" office:value-type="string">
            <text:p text:style-name="P83">application/json</text:p>
          </table:table-cell>
        </table:table-row>
        <table:table-row>
          <table:table-cell table:style-name="Table8.A2" office:value-type="string">
            <text:p text:style-name="P96">响应内容</text:p>
          </table:table-cell>
          <table:table-cell table:style-name="Table8.B2" office:value-type="string">
            <text:p text:style-name="P169"><text:span text:style-name="T104">{</text:span></text:p>
            <text:p text:style-name="P169"><text:span text:style-name="T104"><text:s text:c="4"/>"total": 5,</text:span></text:p>
            <text:p text:style-name="P169"><text:span text:style-name="T104"><text:s text:c="4"/>"max": 999,</text:span></text:p>
            <text:p text:style-name="P169"><text:span text:style-name="T104"><text:s text:c="4"/>"curPage": 1,</text:span></text:p>
            <text:p text:style-name="P169"><text:span text:style-name="T104"><text:s text:c="4"/>"pageCount": 1,</text:span></text:p>
            <text:p text:style-name="P169"><text:span text:style-name="T104"><text:s text:c="4"/>"pageable": true,</text:span></text:p>
            <text:p text:style-name="P169"><text:span text:style-name="T104"><text:s text:c="4"/>"datas": [{</text:span></text:p>
            <text:p text:style-name="P169"><text:span text:style-name="T104"><text:s text:c="8"/>"id": 688,</text:span></text:p>
            <text:p text:style-name="P169"><text:span text:style-name="T104"><text:s text:c="8"/>"name": "舒张压规则",</text:span></text:p>
            <text:p text:style-name="P169"><text:span text:style-name="T104"><text:s text:c="8"/>"code": "1",</text:span></text:p>
            <text:p text:style-name="P169"><text:span text:style-name="T104"><text:s text:c="8"/>"type": "11",</text:span></text:p>
            <text:p text:style-name="P169"><text:span text:style-name="T104"><text:s text:c="8"/>"usage": "filter",</text:span></text:p>
            <text:p text:style-name="P169"><text:span text:style-name="T104"><text:s text:c="8"/>"groupId": 684,</text:span></text:p>
            <text:p text:style-name="P169"><text:span text:style-name="T104"><text:s text:c="8"/>"employeeId": null,</text:span></text:p>
            <text:p text:style-name="P169"><text:span text:style-name="T104"><text:s text:c="8"/>"unit": "单位",</text:span></text:p>
            <text:p text:style-name="P169"><text:span text:style-name="T104"><text:s text:c="8"/>"level": "success",</text:span></text:p>
            <text:p text:style-name="P169"><text:span text:style-name="T104"><text:s text:c="8"/>"min": 59.0, // </text:span><text:span text:style-name="T105">范围下限</text:span></text:p>
            <text:p text:style-name="P169"><text:span text:style-name="T104"><text:s text:c="8"/>"max": 90.0, </text:span><text:span text:style-name="T105">// 范围上限</text:span></text:p>
            <text:p text:style-name="P169"><text:span text:style-name="T104"><text:s text:c="8"/>"createdDate": "2013-08-29 08:49:53",</text:span></text:p>
            <text:p text:style-name="P169"><text:span text:style-name="T104"><text:s text:c="8"/>"lastUpdated": "2013-08-29 08:50:02",</text:span></text:p>
            <text:p text:style-name="P169"><text:span text:style-name="T104"><text:s text:c="8"/>"remark": "舒张压规则",</text:span></text:p>
            <text:p text:style-name="P169"><text:span text:style-name="T104"><text:s text:c="8"/>"version": 1,</text:span></text:p>
            <text:p text:style-name="P169"><text:span text:style-name="T104"><text:s text:c="8"/>"canReply": true,</text:span></text:p>
            <text:p text:style-name="P169"><text:span text:style-name="T104"><text:s text:c="8"/>"employeeName": null</text:span></text:p>
            <text:p text:style-name="P169"><text:span text:style-name="T104"><text:s text:c="4"/>}, {</text:span></text:p>
            <text:p text:style-name="P169"><text:span text:style-name="T104"><text:s text:c="8"/>"id": 687,</text:span></text:p>
            <text:p text:style-name="P169"><text:span text:style-name="T104"><text:s text:c="8"/>"name": "舒张压规则",</text:span></text:p>
            <text:p text:style-name="P169"><text:span text:style-name="T104"><text:s text:c="8"/>"code": "1",</text:span></text:p>
            <text:p text:style-name="P169"><text:span text:style-name="T104"><text:s text:c="8"/>"type": "11",</text:span></text:p>
            <text:p text:style-name="P169"><text:span text:style-name="T104"><text:s text:c="8"/>"usage": "filter",</text:span></text:p>
            <text:p text:style-name="P169"><text:span text:style-name="T104"><text:s text:c="8"/>"groupId": 684,</text:span></text:p>
            <text:p text:style-name="P169"><text:span text:style-name="T104"><text:s text:c="8"/>"employeeId": null,</text:span></text:p>
            <text:p text:style-name="P169"><text:span text:style-name="T104"><text:s text:c="8"/>"unit": "单位",</text:span></text:p>
            <text:p text:style-name="P169"><text:soft-page-break/><text:span text:style-name="T104"><text:s text:c="8"/>"level": "warning",</text:span></text:p>
            <text:p text:style-name="P169"><text:span text:style-name="T104"><text:s text:c="8"/>"min": 0.0,</text:span></text:p>
            <text:p text:style-name="P169"><text:span text:style-name="T104"><text:s text:c="8"/>"max": 59.0,</text:span></text:p>
            <text:p text:style-name="P169"><text:span text:style-name="T104"><text:s text:c="8"/>"createdDate": "2013-08-29 08:49:45",</text:span></text:p>
            <text:p text:style-name="P169"><text:span text:style-name="T104"><text:s text:c="8"/>"lastUpdated": "2013-08-29 08:49:56",</text:span></text:p>
            <text:p text:style-name="P169"><text:span text:style-name="T104"><text:s text:c="8"/>"remark": "舒张压规则",</text:span></text:p>
            <text:p text:style-name="P169"><text:span text:style-name="T104"><text:s text:c="8"/>"version": 2,</text:span></text:p>
            <text:p text:style-name="P169"><text:span text:style-name="T104"><text:s text:c="8"/>"canReply": true,</text:span></text:p>
            <text:p text:style-name="P169"><text:span text:style-name="T104"><text:s text:c="8"/>"employeeName": null</text:span></text:p>
            <text:p text:style-name="P169"><text:span text:style-name="T104"><text:s text:c="4"/>}, {</text:span></text:p>
            <text:p text:style-name="P169"><text:span text:style-name="T104"><text:s text:c="8"/>"id": 686,</text:span></text:p>
            <text:p text:style-name="P169"><text:span text:style-name="T104"><text:s text:c="8"/>"name": "舒张压规则",</text:span></text:p>
            <text:p text:style-name="P169"><text:span text:style-name="T104"><text:s text:c="8"/>"code": "1",</text:span></text:p>
            <text:p text:style-name="P169"><text:span text:style-name="T104"><text:s text:c="8"/>"type": "11",</text:span></text:p>
            <text:p text:style-name="P169"><text:span text:style-name="T104"><text:s text:c="8"/>"usage": "filter",</text:span></text:p>
            <text:p text:style-name="P169"><text:span text:style-name="T104"><text:s text:c="8"/>"groupId": 684,</text:span></text:p>
            <text:p text:style-name="P169"><text:span text:style-name="T104"><text:s text:c="8"/>"employeeId": null,</text:span></text:p>
            <text:p text:style-name="P169"><text:span text:style-name="T104"><text:s text:c="8"/>"unit": "单位",</text:span></text:p>
            <text:p text:style-name="P169"><text:span text:style-name="T104"><text:s text:c="8"/>"level": "outside",</text:span></text:p>
            <text:p text:style-name="P169"><text:span text:style-name="T104"><text:s text:c="8"/>"min": 250.0,</text:span></text:p>
            <text:p text:style-name="P169"><text:span text:style-name="T104"><text:s text:c="8"/>"max": 9999.0,</text:span></text:p>
            <text:p text:style-name="P169"><text:span text:style-name="T104"><text:s text:c="8"/>"createdDate": "2013-08-29 08:49:45",</text:span></text:p>
            <text:p text:style-name="P169"><text:span text:style-name="T104"><text:s text:c="8"/>"lastUpdated": "2013-08-29 08:49:45",</text:span></text:p>
            <text:p text:style-name="P169"><text:span text:style-name="T104"><text:s text:c="8"/>"remark": "舒张压规则",</text:span></text:p>
            <text:p text:style-name="P169"><text:span text:style-name="T104"><text:s text:c="8"/>"version": 0,</text:span></text:p>
            <text:p text:style-name="P169"><text:span text:style-name="T104"><text:s text:c="8"/>"canReply": true,</text:span></text:p>
            <text:p text:style-name="P169"><text:span text:style-name="T104"><text:s text:c="8"/>"employeeName": null</text:span></text:p>
            <text:p text:style-name="P169"><text:span text:style-name="T104"><text:s text:c="4"/>}, {</text:span></text:p>
            <text:p text:style-name="P169"><text:span text:style-name="T104"><text:s text:c="8"/>"id": 685,</text:span></text:p>
            <text:p text:style-name="P169"><text:span text:style-name="T104"><text:s text:c="8"/>"name": "舒张压规则",</text:span></text:p>
            <text:p text:style-name="P169"><text:span text:style-name="T104"><text:s text:c="8"/>"code": "1",</text:span></text:p>
            <text:p text:style-name="P169"><text:span text:style-name="T104"><text:s text:c="8"/>"type": "11",</text:span></text:p>
            <text:p text:style-name="P169"><text:span text:style-name="T104"><text:s text:c="8"/>"usage": "filter",</text:span></text:p>
            <text:p text:style-name="P169"><text:span text:style-name="T104"><text:s text:c="8"/>"groupId": 684,</text:span></text:p>
            <text:p text:style-name="P169"><text:span text:style-name="T104"><text:s text:c="8"/>"employeeId": null,</text:span></text:p>
            <text:p text:style-name="P169"><text:span text:style-name="T104"><text:s text:c="8"/>"unit": "单位",</text:span></text:p>
            <text:p text:style-name="P169"><text:span text:style-name="T104"><text:s text:c="8"/>"level": "outside",</text:span></text:p>
            <text:p text:style-name="P169"><text:span text:style-name="T104"><text:s text:c="8"/>"min": -9999.0,</text:span></text:p>
            <text:p text:style-name="P169"><text:span text:style-name="T104"><text:s text:c="8"/>"max": 0.0,</text:span></text:p>
            <text:p text:style-name="P169"><text:span text:style-name="T104"><text:s text:c="8"/>"createdDate": "2013-08-29 08:49:45",</text:span></text:p>
            <text:p text:style-name="P169"><text:span text:style-name="T104"><text:s text:c="8"/>"lastUpdated": "2013-08-29 08:49:45",</text:span></text:p>
            <text:p text:style-name="P169"><text:span text:style-name="T104"><text:s text:c="8"/>"remark": "舒张压规则",</text:span></text:p>
            <text:p text:style-name="P169"><text:span text:style-name="T104"><text:s text:c="8"/>"version": 0,</text:span></text:p>
            <text:p text:style-name="P169"><text:span text:style-name="T104"><text:s text:c="8"/>"canReply": true,</text:span></text:p>
            <text:p text:style-name="P169"><text:span text:style-name="T104"><text:s text:c="8"/>"employeeName": null</text:span></text:p>
            <text:p text:style-name="P169"><text:span text:style-name="T104"><text:s text:c="4"/>}, {</text:span></text:p>
            <text:p text:style-name="P169"><text:span text:style-name="T104"><text:s text:c="8"/>"id": 689,</text:span></text:p>
            <text:p text:style-name="P169"><text:span text:style-name="T104"><text:s text:c="8"/>"name": "舒张压规则",</text:span></text:p>
            <text:p text:style-name="P169"><text:soft-page-break/><text:span text:style-name="T104"><text:s text:c="8"/>"code": "1",</text:span></text:p>
            <text:p text:style-name="P169"><text:span text:style-name="T104"><text:s text:c="8"/>"type": "11",</text:span></text:p>
            <text:p text:style-name="P169"><text:span text:style-name="T104"><text:s text:c="8"/>"usage": "filter",</text:span></text:p>
            <text:p text:style-name="P169"><text:span text:style-name="T104"><text:s text:c="8"/>"groupId": 684,</text:span></text:p>
            <text:p text:style-name="P169"><text:span text:style-name="T104"><text:s text:c="8"/>"employeeId": null,</text:span></text:p>
            <text:p text:style-name="P169"><text:span text:style-name="T104"><text:s text:c="8"/>"unit": "单位",</text:span></text:p>
            <text:p text:style-name="P169"><text:span text:style-name="T104"><text:s text:c="8"/>"level": "danger",</text:span></text:p>
            <text:p text:style-name="P169"><text:span text:style-name="T104"><text:s text:c="8"/>"min": 90.0,</text:span></text:p>
            <text:p text:style-name="P169"><text:span text:style-name="T104"><text:s text:c="8"/>"max": 250.0,</text:span></text:p>
            <text:p text:style-name="P169"><text:span text:style-name="T104"><text:s text:c="8"/>"createdDate": "2013-08-29 08:50:02",</text:span></text:p>
            <text:p text:style-name="P169"><text:span text:style-name="T104"><text:s text:c="8"/>"lastUpdated": "2013-08-29 16:15:55",</text:span></text:p>
            <text:p text:style-name="P169"><text:span text:style-name="T104"><text:s text:c="8"/>"remark": "舒张压规则",</text:span></text:p>
            <text:p text:style-name="P169"><text:span text:style-name="T104"><text:s text:c="8"/>"version": 4,</text:span></text:p>
            <text:p text:style-name="P169"><text:span text:style-name="T104"><text:s text:c="8"/>"canReply": true,</text:span></text:p>
            <text:p text:style-name="P169"><text:span text:style-name="T104"><text:s text:c="8"/>"employeeName": null</text:span></text:p>
            <text:p text:style-name="P169"><text:span text:style-name="T104"><text:s text:c="4"/>}],</text:span></text:p>
            <text:p text:style-name="P169"><text:span text:style-name="T104"><text:s text:c="4"/>"offset": 0</text:span></text:p>
            <text:p text:style-name="P169"><text:span text:style-name="T104">}</text:span></text:p>
          </table:table-cell>
        </table:table-row>
      </table:table>
      <text:p text:style-name="P7"/>
      <text:p text:style-name="P12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9">API名称</text:p>
          </table:table-cell>
          <table:table-cell table:style-name="Table10.B1" office:value-type="string">
            <text:p text:style-name="P174"><text:span text:style-name="T107">提交</text:span><text:span text:style-name="T106">回复</text:span><text:span text:style-name="T115">(task的状态</text:span><text:span text:style-name="T116">不</text:span><text:span text:style-name="T115">为completed)</text:span></text:p>
          </table:table-cell>
        </table:table-row>
        <table:table-row>
          <table:table-cell table:style-name="Table10.A2" office:value-type="string">
            <text:p text:style-name="P153">地址</text:p>
          </table:table-cell>
          <table:table-cell table:style-name="Table10.B2" office:value-type="string">
            <text:p text:style-name="P182"><text:span text:style-name="T25">/api/examination/</text:span><text:span text:style-name="T26">{examinationId}</text:span><text:span text:style-name="T25">/reply</text:span></text:p>
          </table:table-cell>
        </table:table-row>
        <table:table-row>
          <table:table-cell table:style-name="Table10.A2" office:value-type="string">
            <text:p text:style-name="P153">请求方法</text:p>
          </table:table-cell>
          <table:table-cell table:style-name="Table10.B2" office:value-type="string">
            <text:p text:style-name="P156"><text:span text:style-name="T109">POST</text:span></text:p>
          </table:table-cell>
        </table:table-row>
        <table:table-row>
          <table:table-cell table:style-name="Table10.A2" office:value-type="string">
            <text:p text:style-name="P160">请求头</text:p>
          </table:table-cell>
          <table:table-cell table:style-name="Table10.B2" office:value-type="string">
            <text:p text:style-name="P141">Authorization: {token}</text:p>
          </table:table-cell>
        </table:table-row>
        <table:table-row>
          <table:table-cell table:style-name="Table10.A2" office:value-type="string">
            <text:p text:style-name="P159">请求<text:span text:style-name="T110">参数</text:span></text:p>
          </table:table-cell>
          <table:table-cell table:style-name="Table10.B2" office:value-type="string">
            <text:p text:style-name="P142"><text:span text:style-name="T111">result:test</text:span></text:p>
            <text:p text:style-name="P142"><text:span text:style-name="T111">content:test</text:span></text:p>
            <text:p text:style-name="P142"><text:span text:style-name="T111">reason:人工回复</text:span></text:p>
            <text:p text:style-name="P142"><text:span text:style-name="T111">level:warning</text:span></text:p>
          </table:table-cell>
        </table:table-row>
        <table:table-row>
          <table:table-cell table:style-name="Table10.A2" office:value-type="string">
            <text:p text:style-name="P163">响应Content-Type</text:p>
          </table:table-cell>
          <table:table-cell table:style-name="Table10.B2" office:value-type="string">
            <text:p text:style-name="P163">application/json</text:p>
          </table:table-cell>
        </table:table-row>
        <table:table-row>
          <table:table-cell table:style-name="Table10.A2" office:value-type="string">
            <text:p text:style-name="P166">响应内容</text:p>
          </table:table-cell>
          <table:table-cell table:style-name="Table10.B2" office:value-type="string">
            <text:p text:style-name="P171"><text:span text:style-name="T110">status=200</text:span></text:p>
          </table:table-cell>
        </table:table-row>
      </table:table>
      <text:p text:style-name="P129"/>
      <text:p text:style-name="P13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0">API名称</text:p>
          </table:table-cell>
          <table:table-cell table:style-name="Table11.B1" office:value-type="string">
            <text:p text:style-name="P173"><text:span text:style-name="T112">查看</text:span><text:span text:style-name="T106">回复</text:span><text:span text:style-name="T115">(task的状态为completed)</text:span></text:p>
          </table:table-cell>
        </table:table-row>
        <table:table-row>
          <table:table-cell table:style-name="Table11.A2" office:value-type="string">
            <text:p text:style-name="P154">地址</text:p>
          </table:table-cell>
          <table:table-cell table:style-name="Table11.B2" office:value-type="string">
            <text:p text:style-name="P183"><text:span text:style-name="T25">/api/examination/</text:span><text:span text:style-name="T26">{examinationId}</text:span><text:span text:style-name="T25">/reply</text:span></text:p>
          </table:table-cell>
        </table:table-row>
        <table:table-row>
          <table:table-cell table:style-name="Table11.A2" office:value-type="string">
            <text:p text:style-name="P154">请求方法</text:p>
          </table:table-cell>
          <table:table-cell table:style-name="Table11.B2" office:value-type="string">
            <text:p text:style-name="P157"><text:span text:style-name="T113">GET</text:span></text:p>
          </table:table-cell>
        </table:table-row>
        <table:table-row>
          <table:table-cell table:style-name="Table11.A2" office:value-type="string">
            <text:p text:style-name="P161">请求头</text:p>
          </table:table-cell>
          <table:table-cell table:style-name="Table11.B2" office:value-type="string">
            <text:p text:style-name="P143">Authorization: {token}</text:p>
          </table:table-cell>
        </table:table-row>
        <table:table-row>
          <table:table-cell table:style-name="Table11.A2" office:value-type="string">
            <text:p text:style-name="P164">响应Content-Type</text:p>
          </table:table-cell>
          <table:table-cell table:style-name="Table11.B2" office:value-type="string">
            <text:p text:style-name="P164">application/json</text:p>
          </table:table-cell>
        </table:table-row>
        <table:table-row>
          <table:table-cell table:style-name="Table11.A2" office:value-type="string">
            <text:p text:style-name="P167">响应内容</text:p>
          </table:table-cell>
          <table:table-cell table:style-name="Table11.B2" office:value-type="string">
            <text:p text:style-name="P172"><text:span text:style-name="T114">[{</text:span></text:p>
            <text:p text:style-name="P172"><text:span text:style-name="T114"><text:s text:c="4"/>"id": 587,</text:span></text:p>
            <text:p text:style-name="P172"><text:span text:style-name="T114"><text:s text:c="4"/>"type": null,</text:span></text:p>
            <text:p text:style-name="P172"><text:span text:style-name="T114"><text:s text:c="4"/>"reason": "系统自动回复",</text:span></text:p>
            <text:p text:style-name="P172"><text:span text:style-name="T114"><text:s text:c="4"/>"result": "血氧检测﹤94%",</text:span></text:p>
            <text:p text:style-name="P172"><text:span text:style-name="T114"><text:s text:c="4"/>"content": "增加氧气吸入量，提高肺活量，恢复血氧正常状态。",</text:span></text:p>
            <text:p text:style-name="P172"><text:soft-page-break/><text:span text:style-name="T114"><text:s text:c="4"/>"level": "danger",</text:span></text:p>
            <text:p text:style-name="P172"><text:span text:style-name="T114"><text:s text:c="4"/>"employeeId": null,</text:span></text:p>
            <text:p text:style-name="P172"><text:span text:style-name="T114"><text:s text:c="4"/>"examinationId": 445,</text:span></text:p>
            <text:p text:style-name="P172"><text:span text:style-name="T114"><text:s text:c="4"/>"createdDate": "2013-09-09 09:16:50",</text:span></text:p>
            <text:p text:style-name="P172"><text:span text:style-name="T114"><text:s text:c="4"/>"lastUpdated": "2013-09-09 09:16:50",</text:span></text:p>
            <text:p text:style-name="P172"><text:span text:style-name="T114"><text:s text:c="4"/>"version": null</text:span></text:p>
            <text:p text:style-name="P172"><text:span text:style-name="T114">}, {</text:span></text:p>
            <text:p text:style-name="P172"><text:span text:style-name="T114"><text:s text:c="4"/>"id": 588,</text:span></text:p>
            <text:p text:style-name="P172"><text:span text:style-name="T114"><text:s text:c="4"/>"type": null,</text:span></text:p>
            <text:p text:style-name="P172"><text:span text:style-name="T114"><text:s text:c="4"/>"reason": "系统自动回复",</text:span></text:p>
            <text:p text:style-name="P172"><text:span text:style-name="T114"><text:s text:c="4"/>"result": "舒张压检测值＜59mmHg",</text:span></text:p>
            <text:p text:style-name="P172"><text:span text:style-name="T114"><text:s text:c="4"/>"content": "注意监测，如有不适应去医疗机构确诊！",</text:span></text:p>
            <text:p text:style-name="P172"><text:span text:style-name="T114"><text:s text:c="4"/>"level": "warning",</text:span></text:p>
            <text:p text:style-name="P172"><text:span text:style-name="T114"><text:s text:c="4"/>"employeeId": null,</text:span></text:p>
            <text:p text:style-name="P172"><text:span text:style-name="T114"><text:s text:c="4"/>"examinationId": 445,</text:span></text:p>
            <text:p text:style-name="P172"><text:span text:style-name="T114"><text:s text:c="4"/>"createdDate": "2013-09-09 09:16:50",</text:span></text:p>
            <text:p text:style-name="P172"><text:span text:style-name="T114"><text:s text:c="4"/>"lastUpdated": "2013-09-09 09:16:50",</text:span></text:p>
            <text:p text:style-name="P172"><text:span text:style-name="T114"><text:s text:c="4"/>"version": null</text:span></text:p>
            <text:p text:style-name="P172"><text:span text:style-name="T114">}, {</text:span></text:p>
            <text:p text:style-name="P172"><text:span text:style-name="T114"><text:s text:c="4"/>"id": 589,</text:span></text:p>
            <text:p text:style-name="P172"><text:span text:style-name="T114"><text:s text:c="4"/>"type": null,</text:span></text:p>
            <text:p text:style-name="P172"><text:span text:style-name="T114"><text:s text:c="4"/>"reason": "系统自动回复",</text:span></text:p>
            <text:p text:style-name="P172"><text:span text:style-name="T114"><text:s text:c="4"/>"result": "心率检测值＜59次/分钟",</text:span></text:p>
            <text:p text:style-name="P172"><text:span text:style-name="T114"><text:s text:c="4"/>"content": "当心率长时间低于59次/分钟时，应当尽快到附近的专业医疗机构进行诊断定性，以避免出现身体损害！",</text:span></text:p>
            <text:p text:style-name="P172"><text:span text:style-name="T114"><text:s text:c="4"/>"level": "danger",</text:span></text:p>
            <text:p text:style-name="P172"><text:span text:style-name="T114"><text:s text:c="4"/>"employeeId": null,</text:span></text:p>
            <text:p text:style-name="P172"><text:span text:style-name="T114"><text:s text:c="4"/>"examinationId": 445,</text:span></text:p>
            <text:p text:style-name="P172"><text:span text:style-name="T114"><text:s text:c="4"/>"createdDate": "2013-09-09 09:16:50",</text:span></text:p>
            <text:p text:style-name="P172"><text:span text:style-name="T114"><text:s text:c="4"/>"lastUpdated": "2013-09-09 09:16:50",</text:span></text:p>
            <text:p text:style-name="P172"><text:span text:style-name="T114"><text:s text:c="4"/>"version": null</text:span></text:p>
            <text:p text:style-name="P172"><text:span text:style-name="T114">}, {</text:span></text:p>
            <text:p text:style-name="P172"><text:span text:style-name="T114"><text:s text:c="4"/>"id": 590,</text:span></text:p>
            <text:p text:style-name="P172"><text:span text:style-name="T114"><text:s text:c="4"/>"type": null,</text:span></text:p>
            <text:p text:style-name="P172"><text:span text:style-name="T114"><text:s text:c="4"/>"reason": "系统自动回复",</text:span></text:p>
            <text:p text:style-name="P172"><text:span text:style-name="T114"><text:s text:c="4"/>"result": "收缩压检测值＜89mmHg",</text:span></text:p>
            <text:p text:style-name="P172"><text:span text:style-name="T114"><text:s text:c="4"/>"content": "当收缩压低于89mmHg时，应当到附近专业医疗机构诊断定性，避免发生身体损害！",</text:span></text:p>
            <text:p text:style-name="P172"><text:span text:style-name="T114"><text:s text:c="4"/>"level": "warning",</text:span></text:p>
            <text:p text:style-name="P172"><text:span text:style-name="T114"><text:s text:c="4"/>"employeeId": null,</text:span></text:p>
            <text:p text:style-name="P172"><text:span text:style-name="T114"><text:s text:c="4"/>"examinationId": 445,</text:span></text:p>
            <text:p text:style-name="P172"><text:span text:style-name="T114"><text:s text:c="4"/>"createdDate": "2013-09-09 09:16:50",</text:span></text:p>
            <text:p text:style-name="P172"><text:span text:style-name="T114"><text:s text:c="4"/>"lastUpdated": "2013-09-09 09:16:50",</text:span></text:p>
            <text:p text:style-name="P172"><text:span text:style-name="T114"><text:s text:c="4"/>"version": null</text:span></text:p>
            <text:p text:style-name="P172"><text:span text:style-name="T114">}]</text:span>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ucida Console', monospace"/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9-09T11:47:07.52</dc:date>
    <meta:editing-duration>PT3H20M6S</meta:editing-duration>
    <meta:editing-cycles>307</meta:editing-cycles>
    <meta:document-statistic meta:table-count="13" meta:image-count="0" meta:object-count="0" meta:page-count="12" meta:paragraph-count="590" meta:word-count="2204" meta:character-count="11599" meta:non-whitespace-character-count="8957"/>
  </office:meta>
</office:document-meta>
</file>